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Roboto" svg:font-family="Roboto, Arial, sans-serif"/>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P1" style:family="paragraph" style:parent-style-name="Standard">
      <style:paragraph-properties fo:text-align="center" style:justify-single-word="false"/>
      <style:text-properties fo:color="#c9211e" fo:font-size="28pt" fo:font-weight="bold" officeooo:rsid="0010065f" officeooo:paragraph-rsid="0010065f" style:font-size-asian="28pt" style:font-weight-asian="bold" style:font-size-complex="28pt" style:font-weight-complex="bold"/>
    </style:style>
    <style:style style:name="P2" style:family="paragraph" style:parent-style-name="Standard">
      <style:paragraph-properties fo:text-align="start" style:justify-single-word="false"/>
      <style:text-properties fo:color="#000000" officeooo:rsid="006eff5f" officeooo:paragraph-rsid="0071e4c8"/>
    </style:style>
    <style:style style:name="P3" style:family="paragraph" style:parent-style-name="Standard">
      <style:paragraph-properties fo:text-align="start" style:justify-single-word="false"/>
      <style:text-properties officeooo:paragraph-rsid="0010065f"/>
    </style:style>
    <style:style style:name="P4" style:family="paragraph" style:parent-style-name="Standard">
      <style:paragraph-properties fo:text-align="start" style:justify-single-word="false"/>
      <style:text-properties officeooo:paragraph-rsid="0024582c"/>
    </style:style>
    <style:style style:name="P5" style:family="paragraph" style:parent-style-name="Standard">
      <style:paragraph-properties fo:text-align="start" style:justify-single-word="false"/>
      <style:text-properties officeooo:paragraph-rsid="002ea590"/>
    </style:style>
    <style:style style:name="P6" style:family="paragraph" style:parent-style-name="Standard">
      <style:paragraph-properties fo:text-align="start" style:justify-single-word="false"/>
      <style:text-properties officeooo:paragraph-rsid="002f34bf"/>
    </style:style>
    <style:style style:name="P7" style:family="paragraph" style:parent-style-name="Standard">
      <style:paragraph-properties fo:text-align="start" style:justify-single-word="false"/>
      <style:text-properties officeooo:paragraph-rsid="003f4a56"/>
    </style:style>
    <style:style style:name="P8" style:family="paragraph" style:parent-style-name="Standard">
      <style:paragraph-properties fo:text-align="start" style:justify-single-word="false"/>
      <style:text-properties officeooo:paragraph-rsid="0043ad3f"/>
    </style:style>
    <style:style style:name="P9" style:family="paragraph" style:parent-style-name="Standard">
      <style:paragraph-properties fo:text-align="start" style:justify-single-word="false"/>
      <style:text-properties officeooo:paragraph-rsid="004885fc"/>
    </style:style>
    <style:style style:name="P10" style:family="paragraph" style:parent-style-name="Standard">
      <style:paragraph-properties fo:text-align="start" style:justify-single-word="false"/>
      <style:text-properties officeooo:rsid="0015e0e5" officeooo:paragraph-rsid="0015e0e5"/>
    </style:style>
    <style:style style:name="P11" style:family="paragraph" style:parent-style-name="Standard">
      <style:paragraph-properties fo:text-align="start" style:justify-single-word="false"/>
      <style:text-properties officeooo:rsid="001e5350" officeooo:paragraph-rsid="001e5350"/>
    </style:style>
    <style:style style:name="P12" style:family="paragraph" style:parent-style-name="Standard">
      <style:paragraph-properties fo:text-align="start" style:justify-single-word="false"/>
      <style:text-properties officeooo:rsid="00508e4f" officeooo:paragraph-rsid="00508e4f"/>
    </style:style>
    <style:style style:name="P13" style:family="paragraph" style:parent-style-name="Standard">
      <style:paragraph-properties fo:text-align="start" style:justify-single-word="false"/>
      <style:text-properties fo:font-size="15pt" fo:font-weight="bold" officeooo:rsid="00508e4f" officeooo:paragraph-rsid="00508e4f" style:font-size-asian="15pt" style:font-weight-asian="bold" style:font-size-complex="15pt" style:font-weight-complex="bold"/>
    </style:style>
    <style:style style:name="P14" style:family="paragraph" style:parent-style-name="Standard">
      <style:paragraph-properties fo:text-align="start" style:justify-single-word="false"/>
      <style:text-properties fo:font-size="15pt" fo:font-weight="bold" officeooo:rsid="005f654e" officeooo:paragraph-rsid="005f654e" style:font-size-asian="15pt" style:font-weight-asian="bold" style:font-size-complex="15pt" style:font-weight-complex="bold"/>
    </style:style>
    <style:style style:name="P15" style:family="paragraph" style:parent-style-name="Standard">
      <style:paragraph-properties fo:text-align="start" style:justify-single-word="false"/>
      <style:text-properties officeooo:rsid="00568ec3" officeooo:paragraph-rsid="00568ec3"/>
    </style:style>
    <style:style style:name="P16" style:family="paragraph" style:parent-style-name="Standard">
      <style:paragraph-properties fo:text-align="start" style:justify-single-word="false"/>
      <style:text-properties officeooo:rsid="005aaf7d" officeooo:paragraph-rsid="005b94e8"/>
    </style:style>
    <style:style style:name="P17" style:family="paragraph" style:parent-style-name="Standard">
      <style:paragraph-properties fo:text-align="start" style:justify-single-word="false"/>
      <style:text-properties officeooo:rsid="005aaf7d" officeooo:paragraph-rsid="005c5230"/>
    </style:style>
    <style:style style:name="P18" style:family="paragraph" style:parent-style-name="Standard">
      <style:paragraph-properties fo:text-align="start" style:justify-single-word="false"/>
      <style:text-properties officeooo:rsid="005c5230" officeooo:paragraph-rsid="005c5230"/>
    </style:style>
    <style:style style:name="P19" style:family="paragraph" style:parent-style-name="Standard">
      <style:paragraph-properties fo:text-align="start" style:justify-single-word="false"/>
      <style:text-properties officeooo:rsid="005d9ec0" officeooo:paragraph-rsid="005d9ec0"/>
    </style:style>
    <style:style style:name="P20" style:family="paragraph" style:parent-style-name="Standard">
      <style:paragraph-properties fo:text-align="start" style:justify-single-word="false"/>
      <style:text-properties officeooo:rsid="0064564a" officeooo:paragraph-rsid="0064564a"/>
    </style:style>
    <style:style style:name="P21" style:family="paragraph" style:parent-style-name="Standard">
      <style:paragraph-properties fo:text-align="start" style:justify-single-word="false"/>
      <style:text-properties officeooo:rsid="0068977f" officeooo:paragraph-rsid="0068977f"/>
    </style:style>
    <style:style style:name="P22" style:family="paragraph" style:parent-style-name="Standard">
      <style:paragraph-properties fo:text-align="start" style:justify-single-word="false"/>
      <style:text-properties officeooo:rsid="00692c7d" officeooo:paragraph-rsid="00692c7d"/>
    </style:style>
    <style:style style:name="P23" style:family="paragraph" style:parent-style-name="Standard">
      <style:paragraph-properties fo:text-align="start" style:justify-single-word="false"/>
      <style:text-properties officeooo:rsid="006953a2" officeooo:paragraph-rsid="006953a2"/>
    </style:style>
    <style:style style:name="P24" style:family="paragraph" style:parent-style-name="Standard">
      <style:paragraph-properties fo:text-align="start" style:justify-single-word="false"/>
      <style:text-properties officeooo:rsid="006e871d" officeooo:paragraph-rsid="006e871d"/>
    </style:style>
    <style:style style:name="P25" style:family="paragraph" style:parent-style-name="Standard">
      <style:paragraph-properties fo:text-align="start" style:justify-single-word="false"/>
      <style:text-properties officeooo:rsid="006eff5f" officeooo:paragraph-rsid="0071e4c8"/>
    </style:style>
    <style:style style:name="P26" style:family="paragraph" style:parent-style-name="Standard">
      <style:paragraph-properties fo:text-align="start" style:justify-single-word="false"/>
      <style:text-properties officeooo:rsid="007410dc" officeooo:paragraph-rsid="007410dc"/>
    </style:style>
    <style:style style:name="P27" style:family="paragraph" style:parent-style-name="Standard">
      <style:paragraph-properties fo:text-align="start" style:justify-single-word="false"/>
      <style:text-properties fo:color="#000000" fo:font-size="11pt" fo:font-weight="normal" officeooo:rsid="00142ac7" officeooo:paragraph-rsid="0015e0e5" style:font-size-asian="9.60000038146973pt" style:font-weight-asian="normal" style:font-size-complex="11pt" style:font-weight-complex="normal"/>
    </style:style>
    <style:style style:name="P28" style:family="paragraph" style:parent-style-name="Standard">
      <style:paragraph-properties fo:text-align="start" style:justify-single-word="false"/>
      <style:text-properties fo:color="#000000" fo:font-size="11pt" fo:font-weight="normal" officeooo:rsid="001d6280" officeooo:paragraph-rsid="0015e0e5" style:font-size-asian="9.60000038146973pt" style:font-weight-asian="normal" style:font-size-complex="11pt" style:font-weight-complex="normal"/>
    </style:style>
    <style:style style:name="P29" style:family="paragraph" style:parent-style-name="Standard">
      <style:paragraph-properties fo:text-align="start" style:justify-single-word="false"/>
      <style:text-properties fo:color="#000000" fo:font-size="11pt" fo:font-weight="normal" officeooo:rsid="001d6280" officeooo:paragraph-rsid="002ea590" style:font-size-asian="9.60000038146973pt" style:font-weight-asian="normal" style:font-size-complex="11pt" style:font-weight-complex="normal"/>
    </style:style>
    <style:style style:name="P30" style:family="paragraph" style:parent-style-name="Standard">
      <style:paragraph-properties fo:text-align="start" style:justify-single-word="false"/>
      <style:text-properties fo:color="#000000" fo:font-size="11pt" fo:font-weight="normal" officeooo:rsid="001e5350" officeooo:paragraph-rsid="001e5350" style:font-size-asian="9.60000038146973pt" style:font-weight-asian="normal" style:font-size-complex="11pt" style:font-weight-complex="normal"/>
    </style:style>
    <style:style style:name="P31" style:family="paragraph" style:parent-style-name="Standard">
      <style:paragraph-properties fo:text-align="start" style:justify-single-word="false"/>
      <style:text-properties fo:color="#000000" fo:font-size="11pt" fo:font-weight="normal" officeooo:rsid="002b22cc" officeooo:paragraph-rsid="0024582c" style:font-size-asian="9.60000038146973pt" style:font-weight-asian="normal" style:font-size-complex="11pt" style:font-weight-complex="normal"/>
    </style:style>
    <style:style style:name="P32" style:family="paragraph" style:parent-style-name="Standard">
      <style:paragraph-properties fo:text-align="start" style:justify-single-word="false"/>
      <style:text-properties fo:color="#000000" fo:font-size="11pt" fo:font-weight="normal" officeooo:rsid="002f34bf" officeooo:paragraph-rsid="002f34bf" style:font-size-asian="9.60000038146973pt" style:font-weight-asian="normal" style:font-size-complex="11pt" style:font-weight-complex="normal"/>
    </style:style>
    <style:style style:name="P33" style:family="paragraph" style:parent-style-name="Standard">
      <style:paragraph-properties fo:text-align="start" style:justify-single-word="false"/>
      <style:text-properties fo:color="#000000" fo:font-size="11pt" fo:font-weight="normal" officeooo:rsid="003e7979" officeooo:paragraph-rsid="003f4a56" style:font-size-asian="9.60000038146973pt" style:font-weight-asian="normal" style:font-size-complex="11pt" style:font-weight-complex="normal"/>
    </style:style>
    <style:style style:name="P34" style:family="paragraph" style:parent-style-name="Standard">
      <style:paragraph-properties fo:text-align="start" style:justify-single-word="false"/>
      <style:text-properties fo:color="#000000" fo:font-size="11pt" fo:font-weight="normal" officeooo:rsid="00486225" officeooo:paragraph-rsid="0043ad3f" style:font-size-asian="9.60000038146973pt" style:font-weight-asian="normal" style:font-size-complex="11pt" style:font-weight-complex="normal"/>
    </style:style>
    <style:style style:name="P35" style:family="paragraph" style:parent-style-name="Standard">
      <style:paragraph-properties fo:text-align="start" style:justify-single-word="false"/>
      <style:text-properties fo:color="#000000" fo:font-size="11pt" fo:font-weight="normal" officeooo:rsid="0059330a" officeooo:paragraph-rsid="0059330a" style:font-size-asian="9.60000038146973pt" style:font-weight-asian="normal" style:font-size-complex="11pt" style:font-weight-complex="normal"/>
    </style:style>
    <style:style style:name="P36" style:family="paragraph" style:parent-style-name="Standard">
      <style:paragraph-properties fo:text-align="start" style:justify-single-word="false"/>
      <style:text-properties fo:color="#000000" fo:font-size="11pt" fo:font-weight="normal" officeooo:rsid="005aaf7d" officeooo:paragraph-rsid="005b94e8" style:font-size-asian="9.60000038146973pt" style:font-weight-asian="normal" style:font-size-complex="11pt" style:font-weight-complex="normal"/>
    </style:style>
    <style:style style:name="P37" style:family="paragraph" style:parent-style-name="Standard">
      <style:paragraph-properties fo:text-align="start" style:justify-single-word="false"/>
      <style:text-properties fo:color="#000000" fo:font-size="11pt" fo:font-weight="normal" officeooo:rsid="005b94e8" officeooo:paragraph-rsid="005b94e8" style:font-size-asian="9.60000038146973pt" style:font-weight-asian="normal" style:font-size-complex="11pt" style:font-weight-complex="normal"/>
    </style:style>
    <style:style style:name="P38" style:family="paragraph" style:parent-style-name="Standard">
      <style:paragraph-properties fo:text-align="start" style:justify-single-word="false"/>
      <style:text-properties fo:color="#000000" fo:font-size="11pt" fo:font-weight="normal" officeooo:rsid="005c5230" officeooo:paragraph-rsid="005c5230" style:font-size-asian="9.60000038146973pt" style:font-weight-asian="normal" style:font-size-complex="11pt" style:font-weight-complex="normal"/>
    </style:style>
    <style:style style:name="P39" style:family="paragraph" style:parent-style-name="Standard">
      <style:paragraph-properties fo:text-align="start" style:justify-single-word="false"/>
      <style:text-properties fo:color="#000000" fo:font-size="11pt" fo:font-weight="normal" officeooo:rsid="0064564a" officeooo:paragraph-rsid="0064564a" style:font-size-asian="9.60000038146973pt" style:font-weight-asian="normal" style:font-size-complex="11pt" style:font-weight-complex="normal"/>
    </style:style>
    <style:style style:name="P40" style:family="paragraph" style:parent-style-name="Standard">
      <style:paragraph-properties fo:text-align="start" style:justify-single-word="false"/>
      <style:text-properties fo:color="#000000" fo:font-size="11pt" fo:font-weight="normal" officeooo:rsid="00670541" officeooo:paragraph-rsid="0064564a" style:font-size-asian="9.60000038146973pt" style:font-weight-asian="normal" style:font-size-complex="11pt" style:font-weight-complex="normal"/>
    </style:style>
    <style:style style:name="P41" style:family="paragraph" style:parent-style-name="Standard">
      <style:paragraph-properties fo:text-align="start" style:justify-single-word="false"/>
      <style:text-properties fo:color="#000000" fo:font-size="11pt" fo:font-weight="normal" officeooo:rsid="0068977f" officeooo:paragraph-rsid="0068977f" style:font-size-asian="9.60000038146973pt" style:font-weight-asian="normal" style:font-size-complex="11pt" style:font-weight-complex="normal"/>
    </style:style>
    <style:style style:name="P42" style:family="paragraph" style:parent-style-name="Standard">
      <style:paragraph-properties fo:text-align="start" style:justify-single-word="false"/>
      <style:text-properties fo:color="#000000" fo:font-size="11pt" fo:font-weight="normal" officeooo:rsid="00692c7d" officeooo:paragraph-rsid="00692c7d" style:font-size-asian="9.60000038146973pt" style:font-weight-asian="normal" style:font-size-complex="11pt" style:font-weight-complex="normal"/>
    </style:style>
    <style:style style:name="P43" style:family="paragraph" style:parent-style-name="Standard">
      <style:paragraph-properties fo:text-align="start" style:justify-single-word="false"/>
      <style:text-properties fo:color="#000000" fo:font-size="11pt" fo:font-weight="normal" officeooo:rsid="006953a2" officeooo:paragraph-rsid="006953a2" style:font-size-asian="9.60000038146973pt" style:font-weight-asian="normal" style:font-size-complex="11pt" style:font-weight-complex="normal"/>
    </style:style>
    <style:style style:name="P44" style:family="paragraph" style:parent-style-name="Standard">
      <style:paragraph-properties fo:text-align="start" style:justify-single-word="false"/>
      <style:text-properties fo:color="#000000" fo:font-size="11pt" fo:font-weight="normal" officeooo:rsid="006d340c" officeooo:paragraph-rsid="006d340c" style:font-size-asian="9.60000038146973pt" style:font-weight-asian="normal" style:font-size-complex="11pt" style:font-weight-complex="normal"/>
    </style:style>
    <style:style style:name="P45" style:family="paragraph" style:parent-style-name="Standard">
      <style:paragraph-properties fo:text-align="start" style:justify-single-word="false"/>
      <style:text-properties fo:color="#000000" fo:font-size="11pt" fo:font-weight="normal" officeooo:rsid="0070b5fc" officeooo:paragraph-rsid="007353e7" style:font-size-asian="9.60000038146973pt" style:font-weight-asian="normal" style:font-size-complex="11pt" style:font-weight-complex="normal"/>
    </style:style>
    <style:style style:name="P46" style:family="paragraph" style:parent-style-name="Standard">
      <style:paragraph-properties fo:text-align="start" style:justify-single-word="false"/>
      <style:text-properties fo:color="#000000" fo:font-size="11pt" fo:font-weight="normal" officeooo:rsid="007353e7" officeooo:paragraph-rsid="0071e4c8" style:font-size-asian="9.60000038146973pt" style:font-weight-asian="normal" style:font-size-complex="11pt" style:font-weight-complex="normal"/>
    </style:style>
    <style:style style:name="P47" style:family="paragraph" style:parent-style-name="Standard">
      <style:paragraph-properties fo:text-align="start" style:justify-single-word="false"/>
      <style:text-properties fo:color="#000000" fo:font-size="11pt" fo:font-weight="normal" officeooo:rsid="007410dc" officeooo:paragraph-rsid="007410dc" style:font-size-asian="9.60000038146973pt" style:font-weight-asian="normal" style:font-size-complex="11pt" style:font-weight-complex="normal"/>
    </style:style>
    <style:style style:name="P48" style:family="paragraph" style:parent-style-name="Standard">
      <style:paragraph-properties fo:text-align="start" style:justify-single-word="false"/>
      <style:text-properties fo:color="#000000" fo:font-size="11pt" fo:font-weight="normal" officeooo:rsid="00d76e64" officeooo:paragraph-rsid="00d76e64" fo:background-color="transparent" style:font-size-asian="9.60000038146973pt" style:font-weight-asian="normal" style:font-size-complex="11pt" style:font-weight-complex="normal"/>
    </style:style>
    <style:style style:name="P49" style:family="paragraph" style:parent-style-name="Standard">
      <style:paragraph-properties fo:text-align="start" style:justify-single-word="false"/>
      <style:text-properties fo:color="#000000" fo:font-size="11pt" fo:font-weight="normal" officeooo:rsid="00d8dcd7" officeooo:paragraph-rsid="00d8dcd7" fo:background-color="transparent" style:font-size-asian="9.60000038146973pt" style:font-weight-asian="normal" style:font-size-complex="11pt" style:font-weight-complex="normal"/>
    </style:style>
    <style:style style:name="P50" style:family="paragraph" style:parent-style-name="Standard">
      <style:paragraph-properties fo:text-align="start" style:justify-single-word="false"/>
      <style:text-properties fo:color="#000000" fo:font-size="11pt" fo:font-weight="normal" officeooo:rsid="00d8dcd7" officeooo:paragraph-rsid="00d8dcd7" fo:background-color="#50938a" style:font-size-asian="9.60000038146973pt" style:font-weight-asian="normal" style:font-size-complex="11pt" style:font-weight-complex="normal"/>
    </style:style>
    <style:style style:name="P51" style:family="paragraph" style:parent-style-name="Standard">
      <style:paragraph-properties fo:text-align="start" style:justify-single-word="false"/>
      <style:text-properties fo:color="#000000" fo:font-size="15pt" fo:font-weight="bold" officeooo:rsid="004ed643" officeooo:paragraph-rsid="00508e4f" style:font-size-asian="15pt" style:font-weight-asian="bold" style:font-size-complex="15pt" style:font-weight-complex="bold"/>
    </style:style>
    <style:style style:name="P52" style:family="paragraph" style:parent-style-name="Standard">
      <style:paragraph-properties fo:text-align="start" style:justify-single-word="false"/>
      <style:text-properties officeooo:rsid="005aaf7d" officeooo:paragraph-rsid="005c5230"/>
    </style:style>
    <style:style style:name="P53" style:family="paragraph" style:parent-style-name="Standard">
      <style:paragraph-properties fo:text-align="start" style:justify-single-word="false"/>
      <style:text-properties officeooo:rsid="00765c2d" officeooo:paragraph-rsid="00765c2d"/>
    </style:style>
    <style:style style:name="P54" style:family="paragraph" style:parent-style-name="Standard">
      <style:paragraph-properties fo:text-align="start" style:justify-single-word="false"/>
      <style:text-properties officeooo:rsid="00765c2d" officeooo:paragraph-rsid="008830a6"/>
    </style:style>
    <style:style style:name="P55" style:family="paragraph" style:parent-style-name="Standard">
      <style:paragraph-properties fo:text-align="start" style:justify-single-word="false"/>
      <style:text-properties officeooo:rsid="0078488b" officeooo:paragraph-rsid="0079b4fd"/>
    </style:style>
    <style:style style:name="P56" style:family="paragraph" style:parent-style-name="Standard">
      <style:paragraph-properties fo:text-align="center" style:justify-single-word="false"/>
      <style:text-properties fo:color="#800080" fo:font-size="15pt" fo:font-weight="bold" officeooo:rsid="0078488b" officeooo:paragraph-rsid="007b6063" fo:background-color="transparent" style:font-size-asian="15pt" style:font-weight-asian="bold" style:font-size-complex="15pt" style:font-weight-complex="bold"/>
    </style:style>
    <style:style style:name="P57" style:family="paragraph" style:parent-style-name="Standard">
      <style:paragraph-properties fo:text-align="start" style:justify-single-word="false"/>
      <style:text-properties officeooo:rsid="007d6b3a" officeooo:paragraph-rsid="007d6b3a"/>
    </style:style>
    <style:style style:name="P58" style:family="paragraph" style:parent-style-name="Standard">
      <style:paragraph-properties fo:text-align="start" style:justify-single-word="false"/>
      <style:text-properties officeooo:rsid="007d6b3a" officeooo:paragraph-rsid="007d6b3a" fo:background-color="#77bc65"/>
    </style:style>
    <style:style style:name="P59" style:family="paragraph" style:parent-style-name="Standard">
      <style:paragraph-properties fo:text-align="start" style:justify-single-word="false"/>
      <style:text-properties officeooo:rsid="008830a6" officeooo:paragraph-rsid="008830a6" fo:background-color="#77bc65"/>
    </style:style>
    <style:style style:name="P60" style:family="paragraph" style:parent-style-name="Standard">
      <style:paragraph-properties fo:text-align="start" style:justify-single-word="false"/>
      <style:text-properties officeooo:rsid="0088cbf8" officeooo:paragraph-rsid="0088cbf8" fo:background-color="#77bc65"/>
    </style:style>
    <style:style style:name="P61" style:family="paragraph" style:parent-style-name="Standard">
      <style:paragraph-properties fo:text-align="start" style:justify-single-word="false"/>
      <style:text-properties officeooo:rsid="008a66d7" officeooo:paragraph-rsid="008a66d7" fo:background-color="#77bc65"/>
    </style:style>
    <style:style style:name="P62" style:family="paragraph" style:parent-style-name="Standard">
      <style:paragraph-properties fo:text-align="start" style:justify-single-word="false"/>
      <style:text-properties officeooo:rsid="008b4d1d" officeooo:paragraph-rsid="008b4d1d" fo:background-color="#77bc65"/>
    </style:style>
    <style:style style:name="P63" style:family="paragraph" style:parent-style-name="Standard">
      <style:paragraph-properties fo:text-align="start" style:justify-single-word="false"/>
      <style:text-properties officeooo:rsid="008c3cb8" officeooo:paragraph-rsid="008c3cb8" fo:background-color="#77bc65"/>
    </style:style>
    <style:style style:name="P64" style:family="paragraph" style:parent-style-name="Standard">
      <style:paragraph-properties fo:text-align="start" style:justify-single-word="false"/>
      <style:text-properties officeooo:rsid="00a371b7" officeooo:paragraph-rsid="00a371b7" fo:background-color="#77bc65"/>
    </style:style>
    <style:style style:name="P65" style:family="paragraph" style:parent-style-name="Standard">
      <style:paragraph-properties fo:text-align="start" style:justify-single-word="false"/>
      <style:text-properties officeooo:rsid="00a57044" officeooo:paragraph-rsid="00a57044" fo:background-color="#77bc65"/>
    </style:style>
    <style:style style:name="P66" style:family="paragraph" style:parent-style-name="Standard">
      <style:paragraph-properties fo:text-align="start" style:justify-single-word="false"/>
      <style:text-properties officeooo:rsid="00a622e8" officeooo:paragraph-rsid="00a622e8" fo:background-color="#77bc65"/>
    </style:style>
    <style:style style:name="P67" style:family="paragraph" style:parent-style-name="Standard">
      <style:paragraph-properties fo:text-align="start" style:justify-single-word="false"/>
      <style:text-properties officeooo:rsid="00aa2e36" officeooo:paragraph-rsid="00aa2e36" fo:background-color="#77bc65"/>
    </style:style>
    <style:style style:name="P68" style:family="paragraph" style:parent-style-name="Standard">
      <style:paragraph-properties fo:text-align="start" style:justify-single-word="false"/>
      <style:text-properties officeooo:rsid="00aa2e36" officeooo:paragraph-rsid="00ad5d16" fo:background-color="#77bc65"/>
    </style:style>
    <style:style style:name="P69" style:family="paragraph" style:parent-style-name="Standard">
      <style:paragraph-properties fo:text-align="start" style:justify-single-word="false"/>
      <style:text-properties officeooo:rsid="00b14c39" officeooo:paragraph-rsid="00b14c39" fo:background-color="#77bc65"/>
    </style:style>
    <style:style style:name="P70" style:family="paragraph" style:parent-style-name="Standard">
      <style:paragraph-properties fo:text-align="start" style:justify-single-word="false"/>
      <style:text-properties officeooo:paragraph-rsid="00b14c39" fo:background-color="#77bc65"/>
    </style:style>
    <style:style style:name="P71" style:family="paragraph" style:parent-style-name="Standard">
      <style:paragraph-properties fo:text-align="start" style:justify-single-word="false"/>
      <style:text-properties officeooo:rsid="00b97b17" officeooo:paragraph-rsid="00b97b17" fo:background-color="#77bc65"/>
    </style:style>
    <style:style style:name="P72" style:family="paragraph" style:parent-style-name="Standard">
      <style:paragraph-properties fo:text-align="start" style:justify-single-word="false"/>
      <style:text-properties officeooo:rsid="00bc632c" officeooo:paragraph-rsid="00bc632c" fo:background-color="#77bc65"/>
    </style:style>
    <style:style style:name="P73" style:family="paragraph" style:parent-style-name="Standard">
      <style:paragraph-properties fo:text-align="start" style:justify-single-word="false"/>
      <style:text-properties officeooo:rsid="00c3f247" officeooo:paragraph-rsid="00c3f247" fo:background-color="#77bc65"/>
    </style:style>
    <style:style style:name="P74" style:family="paragraph" style:parent-style-name="Standard">
      <style:paragraph-properties fo:text-align="start" style:justify-single-word="false"/>
      <style:text-properties officeooo:rsid="00c56044" officeooo:paragraph-rsid="00c56044" fo:background-color="#77bc65"/>
    </style:style>
    <style:style style:name="P75" style:family="paragraph" style:parent-style-name="Standard">
      <style:paragraph-properties fo:text-align="start" style:justify-single-word="false"/>
      <style:text-properties officeooo:rsid="007d6b3a" officeooo:paragraph-rsid="007d6b3a" fo:background-color="transparent"/>
    </style:style>
    <style:style style:name="P76" style:family="paragraph" style:parent-style-name="Standard">
      <style:paragraph-properties fo:text-align="start" style:justify-single-word="false"/>
      <style:text-properties officeooo:rsid="0084e414" officeooo:paragraph-rsid="0084e414" fo:background-color="transparent"/>
    </style:style>
    <style:style style:name="P77" style:family="paragraph" style:parent-style-name="Standard">
      <style:paragraph-properties fo:text-align="start" style:justify-single-word="false"/>
      <style:text-properties officeooo:rsid="008b4d1d" officeooo:paragraph-rsid="008b4d1d" fo:background-color="transparent"/>
    </style:style>
    <style:style style:name="P78" style:family="paragraph" style:parent-style-name="Standard">
      <style:paragraph-properties fo:text-align="start" style:justify-single-word="false"/>
      <style:text-properties officeooo:rsid="008d418f" officeooo:paragraph-rsid="008d418f" fo:background-color="transparent"/>
    </style:style>
    <style:style style:name="P79" style:family="paragraph" style:parent-style-name="Standard">
      <style:paragraph-properties fo:text-align="start" style:justify-single-word="false"/>
      <style:text-properties officeooo:rsid="00921107" officeooo:paragraph-rsid="00921107" fo:background-color="transparent"/>
    </style:style>
    <style:style style:name="P80" style:family="paragraph" style:parent-style-name="Standard">
      <style:paragraph-properties fo:text-align="start" style:justify-single-word="false"/>
      <style:text-properties officeooo:rsid="009797d0" officeooo:paragraph-rsid="00921107" fo:background-color="transparent"/>
    </style:style>
    <style:style style:name="P81" style:family="paragraph" style:parent-style-name="Standard">
      <style:paragraph-properties fo:text-align="start" style:justify-single-word="false"/>
      <style:text-properties officeooo:rsid="009e1db8" officeooo:paragraph-rsid="009e1db8" fo:background-color="transparent"/>
    </style:style>
    <style:style style:name="P82" style:family="paragraph" style:parent-style-name="Standard">
      <style:paragraph-properties fo:text-align="start" style:justify-single-word="false"/>
      <style:text-properties officeooo:rsid="00a371b7" officeooo:paragraph-rsid="00a371b7" fo:background-color="transparent"/>
    </style:style>
    <style:style style:name="P83" style:family="paragraph" style:parent-style-name="Standard">
      <style:paragraph-properties fo:text-align="start" style:justify-single-word="false"/>
      <style:text-properties officeooo:rsid="00a57044" officeooo:paragraph-rsid="00a57044" fo:background-color="transparent"/>
    </style:style>
    <style:style style:name="P84" style:family="paragraph" style:parent-style-name="Standard">
      <style:paragraph-properties fo:text-align="start" style:justify-single-word="false"/>
      <style:text-properties officeooo:rsid="00a622e8" officeooo:paragraph-rsid="00a622e8" fo:background-color="transparent"/>
    </style:style>
    <style:style style:name="P85" style:family="paragraph" style:parent-style-name="Standard">
      <style:paragraph-properties fo:text-align="start" style:justify-single-word="false"/>
      <style:text-properties officeooo:rsid="00a7f936" officeooo:paragraph-rsid="00a7f936" fo:background-color="transparent"/>
    </style:style>
    <style:style style:name="P86" style:family="paragraph" style:parent-style-name="Standard">
      <style:paragraph-properties fo:text-align="start" style:justify-single-word="false"/>
      <style:text-properties officeooo:rsid="00a9e9a3" officeooo:paragraph-rsid="00a9e9a3" fo:background-color="transparent"/>
    </style:style>
    <style:style style:name="P87" style:family="paragraph" style:parent-style-name="Standard">
      <style:paragraph-properties fo:text-align="start" style:justify-single-word="false"/>
      <style:text-properties officeooo:rsid="00aa2e36" officeooo:paragraph-rsid="00aa2e36" fo:background-color="transparent"/>
    </style:style>
    <style:style style:name="P88" style:family="paragraph" style:parent-style-name="Standard">
      <style:paragraph-properties fo:text-align="start" style:justify-single-word="false"/>
      <style:text-properties officeooo:rsid="00ab88bd" officeooo:paragraph-rsid="00ab88bd" fo:background-color="transparent"/>
    </style:style>
    <style:style style:name="P89" style:family="paragraph" style:parent-style-name="Standard">
      <style:paragraph-properties fo:text-align="start" style:justify-single-word="false"/>
      <style:text-properties officeooo:rsid="00ad5d16" officeooo:paragraph-rsid="00ad5d16" fo:background-color="transparent"/>
    </style:style>
    <style:style style:name="P90" style:family="paragraph" style:parent-style-name="Standard">
      <style:paragraph-properties fo:text-align="start" style:justify-single-word="false"/>
      <style:text-properties officeooo:rsid="00b2bd3c" officeooo:paragraph-rsid="00b2bd3c" fo:background-color="transparent"/>
    </style:style>
    <style:style style:name="P91" style:family="paragraph" style:parent-style-name="Standard">
      <style:paragraph-properties fo:text-align="start" style:justify-single-word="false"/>
      <style:text-properties officeooo:rsid="00b384fa" officeooo:paragraph-rsid="00b384fa" fo:background-color="transparent"/>
    </style:style>
    <style:style style:name="P92" style:family="paragraph" style:parent-style-name="Standard">
      <style:paragraph-properties fo:text-align="start" style:justify-single-word="false"/>
      <style:text-properties officeooo:rsid="00b68607" officeooo:paragraph-rsid="00b68607" fo:background-color="transparent"/>
    </style:style>
    <style:style style:name="P93" style:family="paragraph" style:parent-style-name="Standard">
      <style:paragraph-properties fo:text-align="start" style:justify-single-word="false"/>
      <style:text-properties officeooo:rsid="00bc632c" officeooo:paragraph-rsid="00bc632c" fo:background-color="transparent"/>
    </style:style>
    <style:style style:name="P94" style:family="paragraph" style:parent-style-name="Standard">
      <style:paragraph-properties fo:text-align="start" style:justify-single-word="false"/>
      <style:text-properties officeooo:rsid="00c18b50" officeooo:paragraph-rsid="00c18b50" fo:background-color="transparent"/>
    </style:style>
    <style:style style:name="P95" style:family="paragraph" style:parent-style-name="Standard">
      <style:paragraph-properties fo:text-align="start" style:justify-single-word="false"/>
      <style:text-properties officeooo:rsid="00c316f3" officeooo:paragraph-rsid="00c316f3" fo:background-color="transparent"/>
    </style:style>
    <style:style style:name="P96" style:family="paragraph" style:parent-style-name="Standard">
      <style:paragraph-properties fo:text-align="start" style:justify-single-word="false"/>
      <style:text-properties officeooo:rsid="00c3f247" officeooo:paragraph-rsid="00c3f247" fo:background-color="transparent"/>
    </style:style>
    <style:style style:name="P97" style:family="paragraph" style:parent-style-name="Standard">
      <style:paragraph-properties fo:text-align="start" style:justify-single-word="false"/>
      <style:text-properties officeooo:rsid="00e5f2c8" officeooo:paragraph-rsid="00e5f2c8" fo:background-color="transparent"/>
    </style:style>
    <style:style style:name="P98" style:family="paragraph" style:parent-style-name="Standard">
      <style:paragraph-properties fo:text-align="start" style:justify-single-word="false"/>
      <style:text-properties officeooo:paragraph-rsid="008c3cb8"/>
    </style:style>
    <style:style style:name="P99" style:family="paragraph" style:parent-style-name="Standard">
      <style:paragraph-properties fo:text-align="start" style:justify-single-word="false"/>
      <style:text-properties officeooo:paragraph-rsid="009890d1"/>
    </style:style>
    <style:style style:name="P100" style:family="paragraph" style:parent-style-name="Standard">
      <style:paragraph-properties fo:text-align="start" style:justify-single-word="false"/>
      <style:text-properties officeooo:paragraph-rsid="00ad5d16"/>
    </style:style>
    <style:style style:name="P101" style:family="paragraph" style:parent-style-name="Standard">
      <style:paragraph-properties fo:text-align="start" style:justify-single-word="false"/>
      <style:text-properties officeooo:paragraph-rsid="00d534aa"/>
    </style:style>
    <style:style style:name="P102" style:family="paragraph" style:parent-style-name="Standard">
      <style:paragraph-properties fo:text-align="start" style:justify-single-word="false"/>
      <style:text-properties officeooo:rsid="0088cbf8" officeooo:paragraph-rsid="0088cbf8"/>
    </style:style>
    <style:style style:name="P103" style:family="paragraph" style:parent-style-name="Standard">
      <style:paragraph-properties fo:text-align="start" style:justify-single-word="false"/>
      <style:text-properties fo:color="#ff0000" officeooo:rsid="008d418f" officeooo:paragraph-rsid="008d418f" fo:background-color="transparent"/>
    </style:style>
    <style:style style:name="P104" style:family="paragraph" style:parent-style-name="Standard">
      <style:paragraph-properties fo:text-align="center" style:justify-single-word="false"/>
      <style:text-properties fo:color="#ff0000" fo:font-size="16pt" fo:font-weight="bold" officeooo:rsid="00dacefc" officeooo:paragraph-rsid="00dacefc" fo:background-color="transparent" style:font-size-asian="16pt" style:font-weight-asian="bold" style:font-size-complex="16pt" style:font-weight-complex="bold"/>
    </style:style>
    <style:style style:name="P105" style:family="paragraph" style:parent-style-name="Standard">
      <style:paragraph-properties fo:text-align="start" style:justify-single-word="false"/>
      <style:text-properties officeooo:rsid="00921107" officeooo:paragraph-rsid="00921107" fo:background-color="#3faf46"/>
    </style:style>
    <style:style style:name="P106" style:family="paragraph" style:parent-style-name="Standard">
      <style:paragraph-properties fo:text-align="start" style:justify-single-word="false"/>
      <style:text-properties officeooo:rsid="009c84e2" officeooo:paragraph-rsid="009c84e2" fo:background-color="#3faf46"/>
    </style:style>
    <style:style style:name="P107" style:family="paragraph" style:parent-style-name="Standard">
      <style:paragraph-properties fo:text-align="start" style:justify-single-word="false"/>
      <style:text-properties officeooo:rsid="00a57044" officeooo:paragraph-rsid="00a57044" fo:background-color="#3faf46"/>
    </style:style>
    <style:style style:name="P108" style:family="paragraph" style:parent-style-name="Standard">
      <style:paragraph-properties fo:text-align="start" style:justify-single-word="false"/>
      <style:text-properties officeooo:rsid="009a611e" officeooo:paragraph-rsid="009a611e"/>
    </style:style>
    <style:style style:name="P109" style:family="paragraph" style:parent-style-name="Standard">
      <style:paragraph-properties fo:text-align="start" style:justify-single-word="false"/>
      <style:text-properties officeooo:rsid="009b76ab" officeooo:paragraph-rsid="009b76ab"/>
    </style:style>
    <style:style style:name="P110" style:family="paragraph" style:parent-style-name="Standard">
      <style:paragraph-properties fo:text-align="start" style:justify-single-word="false"/>
      <style:text-properties officeooo:rsid="009c84e2" officeooo:paragraph-rsid="009c84e2"/>
    </style:style>
    <style:style style:name="P111" style:family="paragraph" style:parent-style-name="Standard">
      <style:paragraph-properties fo:text-align="start" style:justify-single-word="false"/>
      <style:text-properties officeooo:rsid="00ad8bbc" officeooo:paragraph-rsid="00ad8bbc"/>
    </style:style>
    <style:style style:name="P112" style:family="paragraph" style:parent-style-name="Standard">
      <style:paragraph-properties fo:text-align="start" style:justify-single-word="false"/>
      <style:text-properties officeooo:rsid="00bc632c" officeooo:paragraph-rsid="00bc632c" fo:background-color="#ffffff"/>
    </style:style>
    <style:style style:name="P113" style:family="paragraph" style:parent-style-name="Standard">
      <style:paragraph-properties fo:text-align="start" style:justify-single-word="false"/>
      <style:text-properties fo:font-weight="normal" officeooo:rsid="00c56044" officeooo:paragraph-rsid="00c56044" fo:background-color="transparent" style:font-weight-asian="normal" style:font-weight-complex="normal"/>
    </style:style>
    <style:style style:name="P114" style:family="paragraph" style:parent-style-name="Standard">
      <style:paragraph-properties fo:text-align="start" style:justify-single-word="false"/>
      <style:text-properties fo:font-weight="normal" officeooo:rsid="00c5b2a8" officeooo:paragraph-rsid="00c5b2a8" fo:background-color="transparent" style:font-weight-asian="normal" style:font-weight-complex="normal"/>
    </style:style>
    <style:style style:name="P115" style:family="paragraph" style:parent-style-name="Standard">
      <style:paragraph-properties fo:text-align="start" style:justify-single-word="false"/>
      <style:text-properties fo:font-weight="normal" officeooo:rsid="00c789ab" officeooo:paragraph-rsid="00c789ab" fo:background-color="transparent" style:font-weight-asian="normal" style:font-weight-complex="normal"/>
    </style:style>
    <style:style style:name="P116" style:family="paragraph" style:parent-style-name="Standard">
      <style:paragraph-properties fo:text-align="start" style:justify-single-word="false"/>
      <style:text-properties fo:font-weight="normal" officeooo:rsid="00ca9080" officeooo:paragraph-rsid="00ca9080" fo:background-color="transparent" style:font-weight-asian="normal" style:font-weight-complex="normal"/>
    </style:style>
    <style:style style:name="P117" style:family="paragraph" style:parent-style-name="Standard">
      <style:paragraph-properties fo:text-align="start" style:justify-single-word="false"/>
      <style:text-properties fo:font-weight="normal" officeooo:rsid="00cd44cf" officeooo:paragraph-rsid="00cd44cf" fo:background-color="transparent" style:font-weight-asian="normal" style:font-weight-complex="normal"/>
    </style:style>
    <style:style style:name="P118" style:family="paragraph" style:parent-style-name="Standard">
      <style:paragraph-properties fo:text-align="start" style:justify-single-word="false"/>
      <style:text-properties fo:font-weight="normal" officeooo:rsid="00d40e35" officeooo:paragraph-rsid="00d40e35" fo:background-color="transparent" style:font-weight-asian="normal" style:font-weight-complex="normal"/>
    </style:style>
    <style:style style:name="P119" style:family="paragraph" style:parent-style-name="Standard">
      <style:paragraph-properties fo:text-align="start" style:justify-single-word="false"/>
      <style:text-properties fo:font-weight="normal" officeooo:rsid="00d48ba8" officeooo:paragraph-rsid="00d48ba8" fo:background-color="transparent" style:font-weight-asian="normal" style:font-weight-complex="normal"/>
    </style:style>
    <style:style style:name="P120" style:family="paragraph" style:parent-style-name="Standard">
      <style:paragraph-properties fo:text-align="start" style:justify-single-word="false"/>
      <style:text-properties fo:font-weight="normal" officeooo:rsid="00d48ba8" officeooo:paragraph-rsid="00d534aa" fo:background-color="transparent" style:font-weight-asian="normal" style:font-weight-complex="normal"/>
    </style:style>
    <style:style style:name="P121" style:family="paragraph" style:parent-style-name="Standard">
      <style:paragraph-properties fo:text-align="start" style:justify-single-word="false"/>
      <style:text-properties fo:font-weight="normal" officeooo:rsid="00d534aa" officeooo:paragraph-rsid="00d534aa" fo:background-color="transparent" style:font-weight-asian="normal" style:font-weight-complex="normal"/>
    </style:style>
    <style:style style:name="P122" style:family="paragraph" style:parent-style-name="Standard">
      <style:paragraph-properties fo:text-align="start" style:justify-single-word="false"/>
      <style:text-properties fo:font-weight="normal" officeooo:rsid="00da5624" officeooo:paragraph-rsid="00da5624" fo:background-color="transparent" style:font-weight-asian="normal" style:font-weight-complex="normal"/>
    </style:style>
    <style:style style:name="P123" style:family="paragraph" style:parent-style-name="Standard">
      <style:paragraph-properties fo:text-align="start" style:justify-single-word="false"/>
      <style:text-properties fo:font-weight="normal" officeooo:rsid="00dd457f" officeooo:paragraph-rsid="00dd457f" fo:background-color="transparent" style:font-weight-asian="normal" style:font-weight-complex="normal"/>
    </style:style>
    <style:style style:name="P124" style:family="paragraph" style:parent-style-name="Standard">
      <style:paragraph-properties fo:text-align="start" style:justify-single-word="false"/>
      <style:text-properties fo:font-weight="normal" officeooo:rsid="00df47e3" officeooo:paragraph-rsid="00df47e3" fo:background-color="transparent" style:font-weight-asian="normal" style:font-weight-complex="normal"/>
    </style:style>
    <style:style style:name="P125" style:family="paragraph" style:parent-style-name="Standard">
      <style:paragraph-properties fo:text-align="start" style:justify-single-word="false"/>
      <style:text-properties fo:font-weight="normal" officeooo:rsid="00e1a72e" officeooo:paragraph-rsid="00e1a72e" fo:background-color="transparent" style:font-weight-asian="normal" style:font-weight-complex="normal"/>
    </style:style>
    <style:style style:name="P126" style:family="paragraph" style:parent-style-name="Standard">
      <style:paragraph-properties fo:text-align="start" style:justify-single-word="false"/>
      <style:text-properties fo:font-weight="normal" officeooo:rsid="00c56044" officeooo:paragraph-rsid="00c56044" fo:background-color="#50938a" style:font-weight-asian="normal" style:font-weight-complex="normal"/>
    </style:style>
    <style:style style:name="P127" style:family="paragraph" style:parent-style-name="Standard">
      <style:paragraph-properties fo:text-align="start" style:justify-single-word="false"/>
      <style:text-properties fo:font-weight="normal" officeooo:rsid="00c5b2a8" officeooo:paragraph-rsid="00c5b2a8" fo:background-color="#50938a" style:font-weight-asian="normal" style:font-weight-complex="normal"/>
    </style:style>
    <style:style style:name="P128" style:family="paragraph" style:parent-style-name="Standard">
      <style:paragraph-properties fo:text-align="start" style:justify-single-word="false"/>
      <style:text-properties fo:font-weight="normal" officeooo:rsid="00c789ab" officeooo:paragraph-rsid="00c789ab" fo:background-color="#50938a" style:font-weight-asian="normal" style:font-weight-complex="normal"/>
    </style:style>
    <style:style style:name="P129" style:family="paragraph" style:parent-style-name="Standard">
      <style:paragraph-properties fo:text-align="start" style:justify-single-word="false"/>
      <style:text-properties fo:font-weight="normal" officeooo:rsid="00ca9080" officeooo:paragraph-rsid="00ca9080" fo:background-color="#50938a" style:font-weight-asian="normal" style:font-weight-complex="normal"/>
    </style:style>
    <style:style style:name="P130" style:family="paragraph" style:parent-style-name="Standard">
      <style:paragraph-properties fo:text-align="start" style:justify-single-word="false"/>
      <style:text-properties fo:font-weight="normal" officeooo:rsid="00ca9080" officeooo:paragraph-rsid="00cb9d16" fo:background-color="#50938a" style:font-weight-asian="normal" style:font-weight-complex="normal"/>
    </style:style>
    <style:style style:name="P131" style:family="paragraph" style:parent-style-name="Standard">
      <style:paragraph-properties fo:text-align="start" style:justify-single-word="false"/>
      <style:text-properties fo:font-weight="normal" officeooo:rsid="00ca9080" officeooo:paragraph-rsid="00d40e35" fo:background-color="#50938a" style:font-weight-asian="normal" style:font-weight-complex="normal"/>
    </style:style>
    <style:style style:name="P132" style:family="paragraph" style:parent-style-name="Standard">
      <style:paragraph-properties fo:text-align="start" style:justify-single-word="false"/>
      <style:text-properties fo:font-weight="normal" officeooo:rsid="00ca9080" officeooo:paragraph-rsid="00dd457f" fo:background-color="#50938a" style:font-weight-asian="normal" style:font-weight-complex="normal"/>
    </style:style>
    <style:style style:name="P133" style:family="paragraph" style:parent-style-name="Standard">
      <style:paragraph-properties fo:text-align="start" style:justify-single-word="false"/>
      <style:text-properties fo:font-weight="normal" officeooo:rsid="00cd44cf" officeooo:paragraph-rsid="00cd44cf" fo:background-color="#50938a" style:font-weight-asian="normal" style:font-weight-complex="normal"/>
    </style:style>
    <style:style style:name="P134" style:family="paragraph" style:parent-style-name="Standard">
      <style:paragraph-properties fo:text-align="start" style:justify-single-word="false"/>
      <style:text-properties fo:font-weight="normal" officeooo:rsid="00d48ba8" officeooo:paragraph-rsid="00d48ba8" fo:background-color="#50938a" style:font-weight-asian="normal" style:font-weight-complex="normal"/>
    </style:style>
    <style:style style:name="P135" style:family="paragraph" style:parent-style-name="Standard">
      <style:paragraph-properties fo:text-align="start" style:justify-single-word="false"/>
      <style:text-properties fo:font-weight="normal" officeooo:rsid="00d48ba8" officeooo:paragraph-rsid="00d534aa" fo:background-color="#50938a" style:font-weight-asian="normal" style:font-weight-complex="normal"/>
    </style:style>
    <style:style style:name="P136" style:family="paragraph" style:parent-style-name="Standard">
      <style:paragraph-properties fo:text-align="start" style:justify-single-word="false"/>
      <style:text-properties fo:font-weight="normal" officeooo:rsid="00da5624" officeooo:paragraph-rsid="00da5624" fo:background-color="#50938a" style:font-weight-asian="normal" style:font-weight-complex="normal"/>
    </style:style>
    <style:style style:name="P137" style:family="paragraph" style:parent-style-name="Standard">
      <style:paragraph-properties fo:text-align="start" style:justify-single-word="false"/>
      <style:text-properties fo:font-weight="normal" officeooo:rsid="00e026b5" officeooo:paragraph-rsid="00e026b5" fo:background-color="#50938a" style:font-weight-asian="normal" style:font-weight-complex="normal"/>
    </style:style>
    <style:style style:name="P138" style:family="paragraph" style:parent-style-name="Standard">
      <style:paragraph-properties fo:text-align="start" style:justify-single-word="false"/>
      <style:text-properties fo:font-weight="normal" officeooo:rsid="00deb357" officeooo:paragraph-rsid="00deb357" fo:background-color="#8e86ae" style:font-weight-asian="normal" style:font-weight-complex="normal"/>
    </style:style>
    <style:style style:name="P139" style:family="paragraph" style:parent-style-name="Standard">
      <style:paragraph-properties fo:text-align="start" style:justify-single-word="false"/>
      <style:text-properties fo:font-weight="normal" officeooo:rsid="00e026b5" officeooo:paragraph-rsid="00e026b5" fo:background-color="#8e86ae" style:font-weight-asian="normal" style:font-weight-complex="normal"/>
    </style:style>
    <style:style style:name="P140" style:family="paragraph" style:parent-style-name="Table_20_Contents">
      <style:paragraph-properties fo:text-align="center" style:justify-single-word="false"/>
      <style:text-properties officeooo:rsid="0080c455" officeooo:paragraph-rsid="0080c455" fo:background-color="#ff4000"/>
    </style:style>
    <style:style style:name="P141" style:family="paragraph" style:parent-style-name="Table_20_Contents">
      <style:paragraph-properties fo:margin-left="0in" fo:margin-right="0in" fo:text-align="start" style:justify-single-word="false" fo:orphans="2" fo:widows="2" fo:text-indent="0in" style:auto-text-indent="false"/>
      <style:text-properties fo:font-variant="normal" fo:text-transform="none" fo:color="#202124" style:font-name="arial" fo:font-size="12pt" fo:letter-spacing="normal" fo:font-style="normal" fo:font-weight="normal" fo:background-color="#ff8000"/>
    </style:style>
    <style:style style:name="P142" style:family="paragraph" style:parent-style-name="Text_20_body">
      <style:paragraph-properties fo:text-align="center" style:justify-single-word="false"/>
      <style:text-properties fo:font-variant="normal" fo:text-transform="none" fo:color="#000000" style:font-name="Roboto" fo:font-size="7.5pt" fo:letter-spacing="normal" fo:font-style="normal" fo:font-weight="normal" officeooo:rsid="005aaf7d" officeooo:paragraph-rsid="005c5230" loext:padding="0in" loext:border="none"/>
    </style:style>
    <style:style style:name="T1" style:family="text">
      <style:text-properties fo:color="#000000"/>
    </style:style>
    <style:style style:name="T2" style:family="text">
      <style:text-properties fo:color="#000000" fo:font-size="11pt" fo:font-weight="normal" style:font-size-asian="9.60000038146973pt" style:font-weight-asian="normal" style:font-size-complex="11pt" style:font-weight-complex="normal"/>
    </style:style>
    <style:style style:name="T3" style:family="text">
      <style:text-properties fo:color="#000000" fo:font-size="11pt" fo:font-weight="normal" officeooo:rsid="0010065f" style:font-size-asian="9.60000038146973pt" style:font-weight-asian="normal" style:font-size-complex="11pt" style:font-weight-complex="normal"/>
    </style:style>
    <style:style style:name="T4" style:family="text">
      <style:text-properties fo:color="#000000" fo:font-size="11pt" fo:font-weight="normal" officeooo:rsid="001092c1" style:font-size-asian="9.60000038146973pt" style:font-weight-asian="normal" style:font-size-complex="11pt" style:font-weight-complex="normal"/>
    </style:style>
    <style:style style:name="T5" style:family="text">
      <style:text-properties fo:color="#000000" fo:font-size="11pt" fo:font-weight="normal" officeooo:rsid="00114226" style:font-size-asian="9.60000038146973pt" style:font-weight-asian="normal" style:font-size-complex="11pt" style:font-weight-complex="normal"/>
    </style:style>
    <style:style style:name="T6" style:family="text">
      <style:text-properties fo:color="#000000" fo:font-size="11pt" fo:font-weight="normal" officeooo:rsid="0012b6f1" style:font-size-asian="9.60000038146973pt" style:font-weight-asian="normal" style:font-size-complex="11pt" style:font-weight-complex="normal"/>
    </style:style>
    <style:style style:name="T7" style:family="text">
      <style:text-properties fo:color="#000000" fo:font-size="11pt" fo:font-weight="normal" officeooo:rsid="0012d420" style:font-size-asian="9.60000038146973pt" style:font-weight-asian="normal" style:font-size-complex="11pt" style:font-weight-complex="normal"/>
    </style:style>
    <style:style style:name="T8" style:family="text">
      <style:text-properties fo:color="#000000" fo:font-size="11pt" fo:font-weight="normal" officeooo:rsid="00142ac7" style:font-size-asian="9.60000038146973pt" style:font-weight-asian="normal" style:font-size-complex="11pt" style:font-weight-complex="normal"/>
    </style:style>
    <style:style style:name="T9" style:family="text">
      <style:text-properties fo:color="#000000" fo:font-size="11pt" fo:font-weight="normal" officeooo:rsid="00176e02" style:font-size-asian="9.60000038146973pt" style:font-weight-asian="normal" style:font-size-complex="11pt" style:font-weight-complex="normal"/>
    </style:style>
    <style:style style:name="T10" style:family="text">
      <style:text-properties fo:color="#000000" fo:font-size="11pt" fo:font-weight="normal" officeooo:rsid="0019f122" style:font-size-asian="9.60000038146973pt" style:font-weight-asian="normal" style:font-size-complex="11pt" style:font-weight-complex="normal"/>
    </style:style>
    <style:style style:name="T11" style:family="text">
      <style:text-properties fo:color="#000000" fo:font-size="11pt" fo:font-weight="normal" officeooo:rsid="001aa1c2" style:font-size-asian="9.60000038146973pt" style:font-weight-asian="normal" style:font-size-complex="11pt" style:font-weight-complex="normal"/>
    </style:style>
    <style:style style:name="T12" style:family="text">
      <style:text-properties fo:color="#000000" fo:font-size="11pt" fo:font-weight="normal" officeooo:rsid="001bdc56" style:font-size-asian="9.60000038146973pt" style:font-weight-asian="normal" style:font-size-complex="11pt" style:font-weight-complex="normal"/>
    </style:style>
    <style:style style:name="T13" style:family="text">
      <style:text-properties fo:color="#000000" fo:font-size="11pt" fo:font-weight="normal" officeooo:rsid="001d6280" style:font-size-asian="9.60000038146973pt" style:font-weight-asian="normal" style:font-size-complex="11pt" style:font-weight-complex="normal"/>
    </style:style>
    <style:style style:name="T14" style:family="text">
      <style:text-properties fo:color="#000000" fo:font-size="11pt" fo:font-weight="normal" officeooo:rsid="001f6fd2" style:font-size-asian="9.60000038146973pt" style:font-weight-asian="normal" style:font-size-complex="11pt" style:font-weight-complex="normal"/>
    </style:style>
    <style:style style:name="T15" style:family="text">
      <style:text-properties fo:color="#000000" fo:font-size="11pt" fo:font-weight="normal" officeooo:rsid="002543af" style:font-size-asian="9.60000038146973pt" style:font-weight-asian="normal" style:font-size-complex="11pt" style:font-weight-complex="normal"/>
    </style:style>
    <style:style style:name="T16" style:family="text">
      <style:text-properties fo:color="#000000" fo:font-size="11pt" fo:font-weight="normal" officeooo:rsid="00269e6a" style:font-size-asian="9.60000038146973pt" style:font-weight-asian="normal" style:font-size-complex="11pt" style:font-weight-complex="normal"/>
    </style:style>
    <style:style style:name="T17" style:family="text">
      <style:text-properties fo:color="#000000" fo:font-size="11pt" fo:font-weight="normal" officeooo:rsid="0024582c" style:font-size-asian="9.60000038146973pt" style:font-weight-asian="normal" style:font-size-complex="11pt" style:font-weight-complex="normal"/>
    </style:style>
    <style:style style:name="T18" style:family="text">
      <style:text-properties fo:color="#000000" fo:font-size="11pt" fo:font-weight="normal" officeooo:rsid="0027e192" style:font-size-asian="9.60000038146973pt" style:font-weight-asian="normal" style:font-size-complex="11pt" style:font-weight-complex="normal"/>
    </style:style>
    <style:style style:name="T19" style:family="text">
      <style:text-properties fo:color="#000000" fo:font-size="11pt" fo:font-weight="normal" officeooo:rsid="002b22cc" style:font-size-asian="9.60000038146973pt" style:font-weight-asian="normal" style:font-size-complex="11pt" style:font-weight-complex="normal"/>
    </style:style>
    <style:style style:name="T20" style:family="text">
      <style:text-properties fo:color="#000000" fo:font-size="11pt" fo:font-weight="normal" officeooo:rsid="002c66e1" style:font-size-asian="9.60000038146973pt" style:font-weight-asian="normal" style:font-size-complex="11pt" style:font-weight-complex="normal"/>
    </style:style>
    <style:style style:name="T21" style:family="text">
      <style:text-properties fo:color="#000000" fo:font-size="11pt" fo:font-weight="normal" officeooo:rsid="002fd02a" style:font-size-asian="9.60000038146973pt" style:font-weight-asian="normal" style:font-size-complex="11pt" style:font-weight-complex="normal"/>
    </style:style>
    <style:style style:name="T22" style:family="text">
      <style:text-properties fo:color="#000000" fo:font-size="11pt" fo:font-weight="normal" officeooo:rsid="002f34bf" style:font-size-asian="9.60000038146973pt" style:font-weight-asian="normal" style:font-size-complex="11pt" style:font-weight-complex="normal"/>
    </style:style>
    <style:style style:name="T23" style:family="text">
      <style:text-properties fo:color="#000000" fo:font-size="11pt" fo:font-weight="normal" officeooo:rsid="003098b4" style:font-size-asian="9.60000038146973pt" style:font-weight-asian="normal" style:font-size-complex="11pt" style:font-weight-complex="normal"/>
    </style:style>
    <style:style style:name="T24" style:family="text">
      <style:text-properties fo:color="#000000" fo:font-size="11pt" fo:font-weight="normal" officeooo:rsid="003190ff" style:font-size-asian="9.60000038146973pt" style:font-weight-asian="normal" style:font-size-complex="11pt" style:font-weight-complex="normal"/>
    </style:style>
    <style:style style:name="T25" style:family="text">
      <style:text-properties fo:color="#000000" fo:font-size="11pt" fo:font-weight="normal" officeooo:rsid="0033735f" style:font-size-asian="9.60000038146973pt" style:font-weight-asian="normal" style:font-size-complex="11pt" style:font-weight-complex="normal"/>
    </style:style>
    <style:style style:name="T26" style:family="text">
      <style:text-properties fo:color="#000000" fo:font-size="11pt" fo:font-weight="normal" officeooo:rsid="00343f4a" style:font-size-asian="9.60000038146973pt" style:font-weight-asian="normal" style:font-size-complex="11pt" style:font-weight-complex="normal"/>
    </style:style>
    <style:style style:name="T27" style:family="text">
      <style:text-properties fo:color="#000000" fo:font-size="11pt" fo:font-weight="normal" officeooo:rsid="0037bdbc" style:font-size-asian="9.60000038146973pt" style:font-weight-asian="normal" style:font-size-complex="11pt" style:font-weight-complex="normal"/>
    </style:style>
    <style:style style:name="T28" style:family="text">
      <style:text-properties fo:color="#000000" fo:font-size="11pt" fo:font-weight="normal" officeooo:rsid="0039854b" style:font-size-asian="9.60000038146973pt" style:font-weight-asian="normal" style:font-size-complex="11pt" style:font-weight-complex="normal"/>
    </style:style>
    <style:style style:name="T29" style:family="text">
      <style:text-properties fo:color="#000000" fo:font-size="11pt" fo:font-weight="normal" officeooo:rsid="003a8d08" style:font-size-asian="9.60000038146973pt" style:font-weight-asian="normal" style:font-size-complex="11pt" style:font-weight-complex="normal"/>
    </style:style>
    <style:style style:name="T30" style:family="text">
      <style:text-properties fo:color="#000000" fo:font-size="11pt" fo:font-weight="normal" officeooo:rsid="003b03cc" style:font-size-asian="9.60000038146973pt" style:font-weight-asian="normal" style:font-size-complex="11pt" style:font-weight-complex="normal"/>
    </style:style>
    <style:style style:name="T31" style:family="text">
      <style:text-properties fo:color="#000000" fo:font-size="11pt" fo:font-weight="normal" officeooo:rsid="003c0b8e" style:font-size-asian="9.60000038146973pt" style:font-weight-asian="normal" style:font-size-complex="11pt" style:font-weight-complex="normal"/>
    </style:style>
    <style:style style:name="T32" style:family="text">
      <style:text-properties fo:color="#000000" fo:font-size="11pt" fo:font-weight="normal" officeooo:rsid="003db6ac" style:font-size-asian="9.60000038146973pt" style:font-weight-asian="normal" style:font-size-complex="11pt" style:font-weight-complex="normal"/>
    </style:style>
    <style:style style:name="T33" style:family="text">
      <style:text-properties fo:color="#000000" fo:font-size="11pt" fo:font-weight="normal" officeooo:rsid="003dbe9e" style:font-size-asian="9.60000038146973pt" style:font-weight-asian="normal" style:font-size-complex="11pt" style:font-weight-complex="normal"/>
    </style:style>
    <style:style style:name="T34" style:family="text">
      <style:text-properties fo:color="#000000" fo:font-size="11pt" fo:font-weight="normal" officeooo:rsid="00367b3e" style:font-size-asian="9.60000038146973pt" style:font-weight-asian="normal" style:font-size-complex="11pt" style:font-weight-complex="normal"/>
    </style:style>
    <style:style style:name="T35" style:family="text">
      <style:text-properties fo:color="#000000" fo:font-size="11pt" fo:font-weight="normal" officeooo:rsid="003e7979" style:font-size-asian="9.60000038146973pt" style:font-weight-asian="normal" style:font-size-complex="11pt" style:font-weight-complex="normal"/>
    </style:style>
    <style:style style:name="T36" style:family="text">
      <style:text-properties fo:color="#000000" fo:font-size="11pt" fo:font-weight="normal" officeooo:rsid="003fa9d4" style:font-size-asian="9.60000038146973pt" style:font-weight-asian="normal" style:font-size-complex="11pt" style:font-weight-complex="normal"/>
    </style:style>
    <style:style style:name="T37" style:family="text">
      <style:text-properties fo:color="#000000" fo:font-size="11pt" fo:font-weight="normal" officeooo:rsid="0044a428" style:font-size-asian="9.60000038146973pt" style:font-weight-asian="normal" style:font-size-complex="11pt" style:font-weight-complex="normal"/>
    </style:style>
    <style:style style:name="T38" style:family="text">
      <style:text-properties fo:color="#000000" fo:font-size="11pt" fo:font-weight="normal" officeooo:rsid="0043ad3f" style:font-size-asian="9.60000038146973pt" style:font-weight-asian="normal" style:font-size-complex="11pt" style:font-weight-complex="normal"/>
    </style:style>
    <style:style style:name="T39" style:family="text">
      <style:text-properties fo:color="#000000" fo:font-size="11pt" fo:font-weight="normal" officeooo:rsid="00468a3e" style:font-size-asian="9.60000038146973pt" style:font-weight-asian="normal" style:font-size-complex="11pt" style:font-weight-complex="normal"/>
    </style:style>
    <style:style style:name="T40" style:family="text">
      <style:text-properties fo:color="#000000" fo:font-size="11pt" fo:font-weight="normal" officeooo:rsid="00486225" style:font-size-asian="9.60000038146973pt" style:font-weight-asian="normal" style:font-size-complex="11pt" style:font-weight-complex="normal"/>
    </style:style>
    <style:style style:name="T41" style:family="text">
      <style:text-properties fo:color="#000000" fo:font-size="11pt" fo:font-weight="normal" officeooo:rsid="004a36d8" style:font-size-asian="9.60000038146973pt" style:font-weight-asian="normal" style:font-size-complex="11pt" style:font-weight-complex="normal"/>
    </style:style>
    <style:style style:name="T42" style:family="text">
      <style:text-properties fo:color="#000000" fo:font-size="11pt" fo:font-weight="normal" officeooo:rsid="004a5444" style:font-size-asian="9.60000038146973pt" style:font-weight-asian="normal" style:font-size-complex="11pt" style:font-weight-complex="normal"/>
    </style:style>
    <style:style style:name="T43" style:family="text">
      <style:text-properties fo:color="#000000" fo:font-size="11pt" fo:font-weight="normal" officeooo:rsid="004885fc" style:font-size-asian="9.60000038146973pt" style:font-weight-asian="normal" style:font-size-complex="11pt" style:font-weight-complex="normal"/>
    </style:style>
    <style:style style:name="T44" style:family="text">
      <style:text-properties fo:color="#000000" fo:font-size="11pt" fo:font-weight="normal" officeooo:rsid="004cfef1" style:font-size-asian="9.60000038146973pt" style:font-weight-asian="normal" style:font-size-complex="11pt" style:font-weight-complex="normal"/>
    </style:style>
    <style:style style:name="T45" style:family="text">
      <style:text-properties fo:color="#000000" fo:font-size="11pt" fo:font-weight="normal" officeooo:rsid="004ed643" style:font-size-asian="9.60000038146973pt" style:font-weight-asian="normal" style:font-size-complex="11pt" style:font-weight-complex="normal"/>
    </style:style>
    <style:style style:name="T46" style:family="text">
      <style:text-properties fo:color="#000000" fo:font-size="11pt" fo:font-weight="normal" officeooo:rsid="0052d46a" style:font-size-asian="9.60000038146973pt" style:font-weight-asian="normal" style:font-size-complex="11pt" style:font-weight-complex="normal"/>
    </style:style>
    <style:style style:name="T47" style:family="text">
      <style:text-properties fo:color="#000000" fo:font-size="11pt" fo:font-weight="normal" officeooo:rsid="0054b6c3" style:font-size-asian="9.60000038146973pt" style:font-weight-asian="normal" style:font-size-complex="11pt" style:font-weight-complex="normal"/>
    </style:style>
    <style:style style:name="T48" style:family="text">
      <style:text-properties fo:color="#000000" fo:font-size="11pt" fo:font-weight="normal" officeooo:rsid="0055cd87" style:font-size-asian="9.60000038146973pt" style:font-weight-asian="normal" style:font-size-complex="11pt" style:font-weight-complex="normal"/>
    </style:style>
    <style:style style:name="T49" style:family="text">
      <style:text-properties fo:color="#000000" fo:font-size="11pt" fo:font-weight="normal" officeooo:rsid="005759eb" style:font-size-asian="9.60000038146973pt" style:font-weight-asian="normal" style:font-size-complex="11pt" style:font-weight-complex="normal"/>
    </style:style>
    <style:style style:name="T50" style:family="text">
      <style:text-properties fo:color="#000000" fo:font-size="11pt" fo:font-weight="normal" officeooo:rsid="005b94e8" style:font-size-asian="9.60000038146973pt" style:font-weight-asian="normal" style:font-size-complex="11pt" style:font-weight-complex="normal"/>
    </style:style>
    <style:style style:name="T51" style:family="text">
      <style:text-properties fo:color="#000000" fo:font-size="11pt" fo:font-weight="normal" officeooo:rsid="005bfc40" style:font-size-asian="9.60000038146973pt" style:font-weight-asian="normal" style:font-size-complex="11pt" style:font-weight-complex="normal"/>
    </style:style>
    <style:style style:name="T52" style:family="text">
      <style:text-properties fo:color="#000000" fo:font-size="11pt" fo:font-weight="normal" officeooo:rsid="005c5230" style:font-size-asian="9.60000038146973pt" style:font-weight-asian="normal" style:font-size-complex="11pt" style:font-weight-complex="normal"/>
    </style:style>
    <style:style style:name="T53" style:family="text">
      <style:text-properties fo:color="#000000" fo:font-size="11pt" fo:font-weight="normal" officeooo:rsid="006128d7" style:font-size-asian="9.60000038146973pt" style:font-weight-asian="normal" style:font-size-complex="11pt" style:font-weight-complex="normal"/>
    </style:style>
    <style:style style:name="T54" style:family="text">
      <style:text-properties fo:color="#000000" fo:font-size="11pt" fo:font-weight="normal" officeooo:rsid="00670541" style:font-size-asian="9.60000038146973pt" style:font-weight-asian="normal" style:font-size-complex="11pt" style:font-weight-complex="normal"/>
    </style:style>
    <style:style style:name="T55" style:family="text">
      <style:text-properties fo:color="#000000" fo:font-size="11pt" fo:font-weight="normal" officeooo:rsid="007353e7" style:font-size-asian="9.60000038146973pt" style:font-weight-asian="normal" style:font-size-complex="11pt" style:font-weight-complex="normal"/>
    </style:style>
    <style:style style:name="T56" style:family="text">
      <style:text-properties fo:color="#000000" fo:font-size="11pt" fo:font-weight="normal" officeooo:rsid="0078488b" style:font-size-asian="9.60000038146973pt" style:font-weight-asian="normal" style:font-size-complex="11pt" style:font-weight-complex="normal"/>
    </style:style>
    <style:style style:name="T57" style:family="text">
      <style:text-properties fo:color="#000000" fo:font-size="11pt" fo:font-weight="normal" officeooo:rsid="00785b62" style:font-size-asian="9.60000038146973pt" style:font-weight-asian="normal" style:font-size-complex="11pt" style:font-weight-complex="normal"/>
    </style:style>
    <style:style style:name="T58" style:family="text">
      <style:text-properties fo:color="#000000" fo:font-size="11pt" fo:font-weight="normal" officeooo:rsid="0078ab4f" style:font-size-asian="9.60000038146973pt" style:font-weight-asian="normal" style:font-size-complex="11pt" style:font-weight-complex="normal"/>
    </style:style>
    <style:style style:name="T59" style:family="text">
      <style:text-properties fo:color="#000000" fo:font-size="11pt" fo:font-weight="normal" officeooo:rsid="0079b4fd" style:font-size-asian="9.60000038146973pt" style:font-weight-asian="normal" style:font-size-complex="11pt" style:font-weight-complex="normal"/>
    </style:style>
    <style:style style:name="T60" style:family="text">
      <style:text-properties fo:color="#000000" fo:font-size="11pt" fo:font-weight="normal" officeooo:rsid="007f4afa" style:font-size-asian="9.60000038146973pt" style:font-weight-asian="normal" style:font-size-complex="11pt" style:font-weight-complex="normal"/>
    </style:style>
    <style:style style:name="T61" style:family="text">
      <style:text-properties fo:color="#000000" fo:font-size="11pt" fo:font-weight="normal" officeooo:rsid="0080c455" style:font-size-asian="9.60000038146973pt" style:font-weight-asian="normal" style:font-size-complex="11pt" style:font-weight-complex="normal"/>
    </style:style>
    <style:style style:name="T62" style:family="text">
      <style:text-properties fo:color="#000000" fo:font-size="11pt" fo:font-weight="normal" officeooo:rsid="0080d824" style:font-size-asian="9.60000038146973pt" style:font-weight-asian="normal" style:font-size-complex="11pt" style:font-weight-complex="normal"/>
    </style:style>
    <style:style style:name="T63" style:family="text">
      <style:text-properties fo:color="#000000" fo:font-size="11pt" fo:font-weight="normal" officeooo:rsid="0084e414" style:font-size-asian="9.60000038146973pt" style:font-weight-asian="normal" style:font-size-complex="11pt" style:font-weight-complex="normal"/>
    </style:style>
    <style:style style:name="T64" style:family="text">
      <style:text-properties fo:color="#000000" fo:font-size="11pt" fo:font-weight="normal" officeooo:rsid="008830a6" style:font-size-asian="9.60000038146973pt" style:font-weight-asian="normal" style:font-size-complex="11pt" style:font-weight-complex="normal"/>
    </style:style>
    <style:style style:name="T65" style:family="text">
      <style:text-properties fo:color="#000000" fo:font-size="11pt" fo:font-weight="normal" officeooo:rsid="008a66d7" style:font-size-asian="9.60000038146973pt" style:font-weight-asian="normal" style:font-size-complex="11pt" style:font-weight-complex="normal"/>
    </style:style>
    <style:style style:name="T66" style:family="text">
      <style:text-properties fo:color="#000000" fo:font-size="11pt" fo:font-weight="normal" officeooo:rsid="008c3cb8" style:font-size-asian="9.60000038146973pt" style:font-weight-asian="normal" style:font-size-complex="11pt" style:font-weight-complex="normal"/>
    </style:style>
    <style:style style:name="T67" style:family="text">
      <style:text-properties fo:color="#000000" fo:font-size="11pt" fo:font-weight="normal" officeooo:rsid="009b76ab" style:font-size-asian="9.60000038146973pt" style:font-weight-asian="normal" style:font-size-complex="11pt" style:font-weight-complex="normal"/>
    </style:style>
    <style:style style:name="T68" style:family="text">
      <style:text-properties fo:color="#000000" fo:font-size="11pt" fo:font-weight="normal" officeooo:rsid="00a54bbe" style:font-size-asian="9.60000038146973pt" style:font-weight-asian="normal" style:font-size-complex="11pt" style:font-weight-complex="normal"/>
    </style:style>
    <style:style style:name="T69" style:family="text">
      <style:text-properties fo:color="#000000" fo:font-size="11pt" fo:font-weight="normal" officeooo:rsid="00a9e9a3" style:font-size-asian="9.60000038146973pt" style:font-weight-asian="normal" style:font-size-complex="11pt" style:font-weight-complex="normal"/>
    </style:style>
    <style:style style:name="T70" style:family="text">
      <style:text-properties fo:color="#000000" fo:font-size="11pt" fo:font-weight="normal" officeooo:rsid="00aa2e36" style:font-size-asian="9.60000038146973pt" style:font-weight-asian="normal" style:font-size-complex="11pt" style:font-weight-complex="normal"/>
    </style:style>
    <style:style style:name="T71" style:family="text">
      <style:text-properties fo:color="#000000" fo:font-size="11pt" fo:font-weight="normal" officeooo:rsid="00ab88bd" style:font-size-asian="9.60000038146973pt" style:font-weight-asian="normal" style:font-size-complex="11pt" style:font-weight-complex="normal"/>
    </style:style>
    <style:style style:name="T72" style:family="text">
      <style:text-properties fo:color="#000000" fo:font-size="11pt" fo:font-weight="normal" officeooo:rsid="00ad5d16" style:font-size-asian="9.60000038146973pt" style:font-weight-asian="normal" style:font-size-complex="11pt" style:font-weight-complex="normal"/>
    </style:style>
    <style:style style:name="T73" style:family="text">
      <style:text-properties fo:color="#000000" fo:font-size="11pt" fo:font-weight="normal" officeooo:rsid="00b14c39" style:font-size-asian="9.60000038146973pt" style:font-weight-asian="normal" style:font-size-complex="11pt" style:font-weight-complex="normal"/>
    </style:style>
    <style:style style:name="T74" style:family="text">
      <style:text-properties fo:color="#000000" fo:font-size="11pt" fo:font-weight="normal" officeooo:rsid="00b384fa" style:font-size-asian="9.60000038146973pt" style:font-weight-asian="normal" style:font-size-complex="11pt" style:font-weight-complex="normal"/>
    </style:style>
    <style:style style:name="T75" style:family="text">
      <style:text-properties fo:color="#000000" fo:font-size="11pt" fo:font-weight="normal" officeooo:rsid="00b74460" style:font-size-asian="9.60000038146973pt" style:font-weight-asian="normal" style:font-size-complex="11pt" style:font-weight-complex="normal"/>
    </style:style>
    <style:style style:name="T76" style:family="text">
      <style:text-properties fo:color="#000000" fo:font-size="11pt" fo:font-weight="normal" officeooo:rsid="00b97b17" style:font-size-asian="9.60000038146973pt" style:font-weight-asian="normal" style:font-size-complex="11pt" style:font-weight-complex="normal"/>
    </style:style>
    <style:style style:name="T77" style:family="text">
      <style:text-properties fo:color="#000000" fo:font-size="11pt" fo:font-weight="normal" officeooo:rsid="00c046d4" style:font-size-asian="9.60000038146973pt" style:font-weight-asian="normal" style:font-size-complex="11pt" style:font-weight-complex="normal"/>
    </style:style>
    <style:style style:name="T78" style:family="text">
      <style:text-properties fo:color="#000000" fo:font-size="11pt" fo:font-weight="normal" officeooo:rsid="00c3f247" style:font-size-asian="9.60000038146973pt" style:font-weight-asian="normal" style:font-size-complex="11pt" style:font-weight-complex="normal"/>
    </style:style>
    <style:style style:name="T79" style:family="text">
      <style:text-properties fo:color="#000000" fo:font-size="11pt" fo:font-weight="normal" officeooo:rsid="00c4c85c" style:font-size-asian="9.60000038146973pt" style:font-weight-asian="normal" style:font-size-complex="11pt" style:font-weight-complex="normal"/>
    </style:style>
    <style:style style:name="T80" style:family="text">
      <style:text-properties fo:color="#000000" fo:font-size="11pt" fo:font-weight="normal" officeooo:rsid="00c56044" style:font-size-asian="9.60000038146973pt" style:font-weight-asian="normal" style:font-size-complex="11pt" style:font-weight-complex="normal"/>
    </style:style>
    <style:style style:name="T81" style:family="text">
      <style:text-properties fo:color="#000000" fo:font-size="11pt" fo:font-weight="normal" officeooo:rsid="00e2a281" style:font-size-asian="9.60000038146973pt" style:font-weight-asian="normal" style:font-size-complex="11pt" style:font-weight-complex="normal"/>
    </style:style>
    <style:style style:name="T82" style:family="text">
      <style:text-properties fo:color="#000000" fo:font-size="11pt" fo:font-weight="normal" officeooo:rsid="00e45ae3" style:font-size-asian="9.60000038146973pt" style:font-weight-asian="normal" style:font-size-complex="11pt" style:font-weight-complex="normal"/>
    </style:style>
    <style:style style:name="T83" style:family="text">
      <style:text-properties fo:color="#000000" fo:font-size="11pt" fo:font-weight="normal" fo:background-color="#ffff00" loext:char-shading-value="0" style:font-size-asian="9.60000038146973pt" style:font-weight-asian="normal" style:font-size-complex="11pt" style:font-weight-complex="normal"/>
    </style:style>
    <style:style style:name="T84" style:family="text">
      <style:text-properties fo:color="#000000" fo:font-size="11pt" fo:font-weight="normal" officeooo:rsid="001092c1" fo:background-color="#ffff00" loext:char-shading-value="0" style:font-size-asian="9.60000038146973pt" style:font-weight-asian="normal" style:font-size-complex="11pt" style:font-weight-complex="normal"/>
    </style:style>
    <style:style style:name="T85" style:family="text">
      <style:text-properties fo:color="#000000" fo:font-size="11pt" fo:font-weight="normal" officeooo:rsid="0012d420" fo:background-color="#ffff00" loext:char-shading-value="0" style:font-size-asian="9.60000038146973pt" style:font-weight-asian="normal" style:font-size-complex="11pt" style:font-weight-complex="normal"/>
    </style:style>
    <style:style style:name="T86" style:family="text">
      <style:text-properties fo:color="#000000" fo:font-size="11pt" fo:font-weight="normal" officeooo:rsid="0019f122" fo:background-color="#ffff00" loext:char-shading-value="0" style:font-size-asian="9.60000038146973pt" style:font-weight-asian="normal" style:font-size-complex="11pt" style:font-weight-complex="normal"/>
    </style:style>
    <style:style style:name="T87" style:family="text">
      <style:text-properties fo:color="#000000" fo:font-size="11pt" fo:font-weight="normal" officeooo:rsid="006128d7" fo:background-color="#ffff00" loext:char-shading-value="0" style:font-size-asian="9.60000038146973pt" style:font-weight-asian="normal" style:font-size-complex="11pt" style:font-weight-complex="normal"/>
    </style:style>
    <style:style style:name="T88" style:family="text">
      <style:text-properties fo:color="#000000" fo:font-size="11pt" fo:font-weight="normal" officeooo:rsid="00670541" fo:background-color="#ffff00" loext:char-shading-value="0" style:font-size-asian="9.60000038146973pt" style:font-weight-asian="normal" style:font-size-complex="11pt" style:font-weight-complex="normal"/>
    </style:style>
    <style:style style:name="T89" style:family="text">
      <style:text-properties fo:color="#000000" fo:font-size="11pt" fo:font-weight="normal" fo:background-color="#ffff00" loext:char-shading-value="0" style:font-size-asian="9.60000038146973pt" style:font-weight-asian="normal" style:font-size-complex="11pt" style:font-weight-complex="normal"/>
    </style:style>
    <style:style style:name="T90" style:family="text">
      <style:text-properties fo:color="#000000" fo:font-size="11pt" fo:font-weight="normal" officeooo:rsid="0079b4fd" fo:background-color="#ffff00" loext:char-shading-value="0" style:font-size-asian="9.60000038146973pt" style:font-weight-asian="normal" style:font-size-complex="11pt" style:font-weight-complex="normal"/>
    </style:style>
    <style:style style:name="T91" style:family="text">
      <style:text-properties fo:color="#000000" fo:font-size="11pt" fo:font-weight="normal" officeooo:rsid="0080d824" fo:background-color="#ffff00" loext:char-shading-value="0" style:font-size-asian="9.60000038146973pt" style:font-weight-asian="normal" style:font-size-complex="11pt" style:font-weight-complex="normal"/>
    </style:style>
    <style:style style:name="T92" style:family="text">
      <style:text-properties fo:color="#000000" fo:font-size="11pt" fo:font-weight="normal" officeooo:rsid="0084e414" fo:background-color="#ffff00" loext:char-shading-value="0" style:font-size-asian="9.60000038146973pt" style:font-weight-asian="normal" style:font-size-complex="11pt" style:font-weight-complex="normal"/>
    </style:style>
    <style:style style:name="T93" style:family="text">
      <style:text-properties fo:color="#000000" fo:font-size="11pt" fo:font-weight="normal" officeooo:rsid="009b76ab" fo:background-color="#ffff00" loext:char-shading-value="0" style:font-size-asian="9.60000038146973pt" style:font-weight-asian="normal" style:font-size-complex="11pt" style:font-weight-complex="normal"/>
    </style:style>
    <style:style style:name="T94" style:family="text">
      <style:text-properties fo:color="#000000" fo:font-size="11pt" fo:font-weight="normal" officeooo:rsid="00c56044" fo:background-color="#ffff00" loext:char-shading-value="0" style:font-size-asian="9.60000038146973pt" style:font-weight-asian="normal" style:font-size-complex="11pt" style:font-weight-complex="normal"/>
    </style:style>
    <style:style style:name="T95" style:family="text">
      <style:text-properties fo:color="#000000" fo:font-size="11pt" fo:font-weight="normal" officeooo:rsid="00a54bbe" fo:background-color="#ffff00" loext:char-shading-value="0" style:font-size-asian="9.60000038146973pt" style:font-weight-asian="normal" style:font-size-complex="11pt" style:font-weight-complex="normal"/>
    </style:style>
    <style:style style:name="T96" style:family="text">
      <style:text-properties fo:color="#000000" fo:font-size="11pt" fo:font-weight="normal" style:font-size-asian="11pt" style:font-weight-asian="normal" style:font-size-complex="11pt" style:font-weight-complex="normal"/>
    </style:style>
    <style:style style:name="T97" style:family="text">
      <style:text-properties fo:color="#000000" fo:font-size="11pt" fo:font-weight="normal" officeooo:rsid="00351035" style:font-size-asian="11pt" style:font-weight-asian="normal" style:font-size-complex="11pt" style:font-weight-complex="normal"/>
    </style:style>
    <style:style style:name="T98" style:family="text">
      <style:text-properties fo:color="#000000" fo:font-size="11pt" fo:font-weight="normal" fo:background-color="#77bc65" loext:char-shading-value="0" style:font-size-asian="9.60000038146973pt" style:font-weight-asian="normal" style:font-size-complex="11pt" style:font-weight-complex="normal"/>
    </style:style>
    <style:style style:name="T99" style:family="text">
      <style:text-properties fo:color="#000000" fo:font-size="11pt" fo:font-weight="normal" officeooo:rsid="006128d7" fo:background-color="#77bc65" loext:char-shading-value="0" style:font-size-asian="9.60000038146973pt" style:font-weight-asian="normal" style:font-size-complex="11pt" style:font-weight-complex="normal"/>
    </style:style>
    <style:style style:name="T100" style:family="text">
      <style:text-properties fo:color="#000000" fo:font-size="11pt" fo:font-weight="normal" officeooo:rsid="00670541" fo:background-color="#77bc65" loext:char-shading-value="0" style:font-size-asian="9.60000038146973pt" style:font-weight-asian="normal" style:font-size-complex="11pt" style:font-weight-complex="normal"/>
    </style:style>
    <style:style style:name="T101" style:family="text">
      <style:text-properties fo:color="#000000" fo:font-size="11pt" fo:font-weight="normal" officeooo:rsid="007353e7" fo:background-color="#77bc65" loext:char-shading-value="0" style:font-size-asian="9.60000038146973pt" style:font-weight-asian="normal" style:font-size-complex="11pt" style:font-weight-complex="normal"/>
    </style:style>
    <style:style style:name="T102" style:family="text">
      <style:text-properties fo:color="#000000" fo:font-size="11pt" fo:font-weight="normal" officeooo:rsid="008cc836" fo:background-color="transparent" loext:char-shading-value="0" style:font-size-asian="9.60000038146973pt" style:font-weight-asian="normal" style:font-size-complex="11pt" style:font-weight-complex="normal"/>
    </style:style>
    <style:style style:name="T103" style:family="text">
      <style:text-properties fo:color="#000000" fo:font-size="11pt" fo:font-weight="normal" officeooo:rsid="00923a4d" fo:background-color="transparent" loext:char-shading-value="0" style:font-size-asian="9.60000038146973pt" style:font-weight-asian="normal" style:font-size-complex="11pt" style:font-weight-complex="normal"/>
    </style:style>
    <style:style style:name="T104" style:family="text">
      <style:text-properties fo:color="#000000" fo:font-size="11pt" fo:font-weight="normal" fo:background-color="transparent" loext:char-shading-value="0" style:font-size-asian="9.60000038146973pt" style:font-weight-asian="normal" style:font-size-complex="11pt" style:font-weight-complex="normal"/>
    </style:style>
    <style:style style:name="T105" style:family="text">
      <style:text-properties fo:color="#000000" fo:font-size="11pt" fo:font-weight="normal" officeooo:rsid="009890d1" fo:background-color="transparent" loext:char-shading-value="0" style:font-size-asian="9.60000038146973pt" style:font-weight-asian="normal" style:font-size-complex="11pt" style:font-weight-complex="normal"/>
    </style:style>
    <style:style style:name="T106" style:family="text">
      <style:text-properties fo:color="#000000" fo:font-size="11pt" fo:font-weight="normal" officeooo:rsid="009b76ab" fo:background-color="transparent" loext:char-shading-value="0" style:font-size-asian="9.60000038146973pt" style:font-weight-asian="normal" style:font-size-complex="11pt" style:font-weight-complex="normal"/>
    </style:style>
    <style:style style:name="T107" style:family="text">
      <style:text-properties fo:color="#000000" fo:font-size="11pt" fo:font-weight="normal" officeooo:rsid="00ad5d16" fo:background-color="transparent" loext:char-shading-value="0" style:font-size-asian="9.60000038146973pt" style:font-weight-asian="normal" style:font-size-complex="11pt" style:font-weight-complex="normal"/>
    </style:style>
    <style:style style:name="T108" style:family="text">
      <style:text-properties fo:color="#000000" fo:font-size="11pt" fo:font-weight="normal" officeooo:rsid="00a7f936" fo:background-color="transparent" loext:char-shading-value="0" style:font-size-asian="9.60000038146973pt" style:font-weight-asian="normal" style:font-size-complex="11pt" style:font-weight-complex="normal"/>
    </style:style>
    <style:style style:name="T109" style:family="text">
      <style:text-properties fo:color="#000000" fo:font-size="11pt" fo:font-weight="normal" officeooo:rsid="00d48ba8" fo:background-color="transparent" loext:char-shading-value="0" style:font-size-asian="9.60000038146973pt" style:font-weight-asian="normal" style:font-size-complex="11pt" style:font-weight-complex="normal"/>
    </style:style>
    <style:style style:name="T110" style:family="text">
      <style:text-properties fo:color="#000000" fo:font-size="11pt" fo:font-weight="normal" officeooo:rsid="00d534aa" fo:background-color="transparent" loext:char-shading-value="0" style:font-size-asian="9.60000038146973pt" style:font-weight-asian="normal" style:font-size-complex="11pt" style:font-weight-complex="normal"/>
    </style:style>
    <style:style style:name="T111" style:family="text">
      <style:text-properties fo:color="#000000" fo:font-size="11pt" fo:font-weight="normal" officeooo:rsid="00d6cdc9" fo:background-color="transparent" loext:char-shading-value="0" style:font-size-asian="9.60000038146973pt" style:font-weight-asian="normal" style:font-size-complex="11pt" style:font-weight-complex="normal"/>
    </style:style>
    <style:style style:name="T112" style:family="text">
      <style:text-properties fo:color="#000000" fo:font-size="11pt" fo:font-weight="normal" officeooo:rsid="009b76ab" fo:background-color="#3faf46" loext:char-shading-value="0" style:font-size-asian="9.60000038146973pt" style:font-weight-asian="normal" style:font-size-complex="11pt" style:font-weight-complex="normal"/>
    </style:style>
    <style:style style:name="T113" style:family="text">
      <style:text-properties fo:color="#000000" fo:font-size="11pt" fo:font-weight="normal" officeooo:rsid="00d48ba8" fo:background-color="#50938a" loext:char-shading-value="0" style:font-size-asian="9.60000038146973pt" style:font-weight-asian="normal" style:font-size-complex="11pt" style:font-weight-complex="normal"/>
    </style:style>
    <style:style style:name="T114" style:family="text">
      <style:text-properties fo:color="#000000" fo:font-size="11pt" fo:font-weight="normal" officeooo:rsid="00d534aa" fo:background-color="#50938a" loext:char-shading-value="0" style:font-size-asian="9.60000038146973pt" style:font-weight-asian="normal" style:font-size-complex="11pt" style:font-weight-complex="normal"/>
    </style:style>
    <style:style style:name="T115" style:family="text">
      <style:text-properties fo:color="#000000" fo:font-size="11pt" fo:font-weight="normal" officeooo:rsid="00d6cdc9" fo:background-color="#50938a" loext:char-shading-value="0" style:font-size-asian="9.60000038146973pt" style:font-weight-asian="normal" style:font-size-complex="11pt" style:font-weight-complex="normal"/>
    </style:style>
    <style:style style:name="T116" style:family="text">
      <style:text-properties fo:color="#000000" fo:font-size="11pt" fo:font-weight="normal" officeooo:rsid="00a54bbe" fo:background-color="#ffffd7" loext:char-shading-value="0" style:font-size-asian="9.60000038146973pt" style:font-weight-asian="normal" style:font-size-complex="11pt" style:font-weight-complex="normal"/>
    </style:style>
    <style:style style:name="T117" style:family="text">
      <style:text-properties fo:color="#000000" fo:font-size="11pt" style:font-size-asian="9.60000038146973pt" style:font-size-complex="11pt"/>
    </style:style>
    <style:style style:name="T118" style:family="text">
      <style:text-properties fo:color="#000000" fo:font-size="11pt" officeooo:rsid="00c6e396" style:font-size-asian="9.60000038146973pt" style:font-size-complex="11pt"/>
    </style:style>
    <style:style style:name="T119" style:family="text">
      <style:text-properties fo:color="#000000" fo:font-size="11pt" officeooo:rsid="00c944eb" style:font-size-asian="9.60000038146973pt" style:font-size-complex="11pt"/>
    </style:style>
    <style:style style:name="T120" style:family="text">
      <style:text-properties fo:color="#000000" fo:font-size="11pt" officeooo:rsid="00c789ab" style:font-size-asian="9.60000038146973pt" style:font-size-complex="11pt"/>
    </style:style>
    <style:style style:name="T121" style:family="text">
      <style:text-properties fo:color="#000000" fo:font-size="11pt" officeooo:rsid="00cb9d16" style:font-size-asian="9.60000038146973pt" style:font-size-complex="11pt"/>
    </style:style>
    <style:style style:name="T122" style:family="text">
      <style:text-properties fo:color="#000000" fo:font-size="11pt" officeooo:rsid="00d40e35" style:font-size-asian="9.60000038146973pt" style:font-size-complex="11pt"/>
    </style:style>
    <style:style style:name="T123" style:family="text">
      <style:text-properties fo:color="#000000" fo:font-size="11pt" officeooo:rsid="00deb357" style:font-size-asian="9.60000038146973pt" style:font-size-complex="11pt"/>
    </style:style>
    <style:style style:name="T124" style:family="text">
      <style:text-properties fo:color="#000000" fo:font-size="11pt" officeooo:rsid="00e1a72e" style:font-size-asian="9.60000038146973pt" style:font-size-complex="11pt"/>
    </style:style>
    <style:style style:name="T125" style:family="text">
      <style:text-properties fo:color="#000000" fo:font-size="11pt" officeooo:rsid="00deb357" fo:background-color="#ffff00" loext:char-shading-value="0" style:font-size-asian="9.60000038146973pt" style:font-size-complex="11pt"/>
    </style:style>
    <style:style style:name="T126" style:family="text">
      <style:text-properties fo:color="#000000" fo:font-size="13pt" fo:font-weight="bold" style:font-size-asian="13pt" style:font-weight-asian="bold" style:font-size-complex="13pt" style:font-weight-complex="bold"/>
    </style:style>
    <style:style style:name="T127" style:family="text">
      <style:text-properties fo:color="#000000" fo:font-size="13pt" fo:font-weight="bold" officeooo:rsid="001d6280" style:font-size-asian="13pt" style:font-weight-asian="bold" style:font-size-complex="13pt" style:font-weight-complex="bold"/>
    </style:style>
    <style:style style:name="T128" style:family="text">
      <style:text-properties fo:color="#000000" fo:font-size="15pt" fo:font-weight="bold" officeooo:rsid="0024582c" style:font-size-asian="15pt" style:font-weight-asian="bold" style:font-size-complex="15pt" style:font-weight-complex="bold"/>
    </style:style>
    <style:style style:name="T129" style:family="text">
      <style:text-properties fo:color="#000000" fo:font-size="15pt" fo:font-weight="bold" officeooo:rsid="002b22cc" style:font-size-asian="15pt" style:font-weight-asian="bold" style:font-size-complex="15pt" style:font-weight-complex="bold"/>
    </style:style>
    <style:style style:name="T130" style:family="text">
      <style:text-properties fo:color="#000000" fo:font-size="15pt" fo:font-weight="bold" officeooo:rsid="002f34bf" style:font-size-asian="15pt" style:font-weight-asian="bold" style:font-size-complex="15pt" style:font-weight-complex="bold"/>
    </style:style>
    <style:style style:name="T131" style:family="text">
      <style:text-properties fo:color="#000000" fo:font-size="15pt" fo:font-weight="bold" officeooo:rsid="003098b4" style:font-size-asian="15pt" style:font-weight-asian="bold" style:font-size-complex="15pt" style:font-weight-complex="bold"/>
    </style:style>
    <style:style style:name="T132" style:family="text">
      <style:text-properties fo:color="#000000" fo:font-size="15pt" fo:font-weight="bold" officeooo:rsid="0043ad3f" style:font-size-asian="15pt" style:font-weight-asian="bold" style:font-size-complex="15pt" style:font-weight-complex="bold"/>
    </style:style>
    <style:style style:name="T133" style:family="text">
      <style:text-properties fo:color="#000000" fo:font-size="15pt" fo:font-weight="bold" officeooo:rsid="00486225" style:font-size-asian="15pt" style:font-weight-asian="bold" style:font-size-complex="15pt" style:font-weight-complex="bold"/>
    </style:style>
    <style:style style:name="T134" style:family="text">
      <style:text-properties fo:color="#000000" fo:font-size="15pt" fo:font-weight="bold" officeooo:rsid="004885fc" style:font-size-asian="15pt" style:font-weight-asian="bold" style:font-size-complex="15pt" style:font-weight-complex="bold"/>
    </style:style>
    <style:style style:name="T135" style:family="text">
      <style:text-properties fo:color="#000000" officeooo:rsid="004ed643"/>
    </style:style>
    <style:style style:name="T136" style:family="text">
      <style:text-properties fo:font-size="11pt" fo:font-weight="normal" style:font-size-asian="9.60000038146973pt" style:font-weight-asian="normal" style:font-size-complex="11pt" style:font-weight-complex="normal"/>
    </style:style>
    <style:style style:name="T137" style:family="text">
      <style:text-properties fo:font-size="11pt" fo:font-weight="normal" officeooo:rsid="0070b5fc" style:font-size-asian="9.60000038146973pt" style:font-weight-asian="normal" style:font-size-complex="11pt" style:font-weight-complex="normal"/>
    </style:style>
    <style:style style:name="T138" style:family="text">
      <style:text-properties fo:font-size="11pt" fo:font-weight="normal" officeooo:rsid="0071e4c8" style:font-size-asian="9.60000038146973pt" style:font-weight-asian="normal" style:font-size-complex="11pt" style:font-weight-complex="normal"/>
    </style:style>
    <style:style style:name="T139" style:family="text">
      <style:text-properties fo:font-size="11pt" fo:font-weight="normal" officeooo:rsid="0071e4c8" fo:background-color="#77bc65" loext:char-shading-value="0" style:font-size-asian="9.60000038146973pt" style:font-weight-asian="normal" style:font-size-complex="11pt" style:font-weight-complex="normal"/>
    </style:style>
    <style:style style:name="T140" style:family="text">
      <style:text-properties fo:color="#55308d" fo:font-size="11pt" fo:font-weight="normal" style:font-size-asian="11pt" style:font-weight-asian="normal" style:font-size-complex="11pt" style:font-weight-complex="normal"/>
    </style:style>
    <style:style style:name="T141" style:family="text">
      <style:text-properties fo:color="#55308d" fo:font-size="11pt" fo:font-weight="normal" fo:background-color="transparent" loext:char-shading-value="0" style:font-size-asian="9.60000038146973pt" style:font-weight-asian="normal" style:font-size-complex="11pt" style:font-weight-complex="normal"/>
    </style:style>
    <style:style style:name="T142" style:family="text">
      <style:text-properties fo:color="#55308d" fo:font-size="11pt" fo:font-weight="normal" officeooo:rsid="005b94e8" fo:background-color="transparent" loext:char-shading-value="0" style:font-size-asian="9.60000038146973pt" style:font-weight-asian="normal" style:font-size-complex="11pt" style:font-weight-complex="normal"/>
    </style:style>
    <style:style style:name="T143" style:family="text">
      <style:text-properties fo:color="#55308d" fo:font-size="11pt" fo:font-weight="normal" style:font-size-asian="9.60000038146973pt" style:font-weight-asian="normal" style:font-size-complex="11pt" style:font-weight-complex="normal"/>
    </style:style>
    <style:style style:name="T144" style:family="text">
      <style:text-properties fo:color="#800080" fo:font-size="16pt" fo:font-weight="bold" officeooo:rsid="007595ae" style:font-size-asian="16pt" style:font-weight-asian="bold" style:font-size-complex="16pt" style:font-weight-complex="bold"/>
    </style:style>
    <style:style style:name="T145" style:family="text">
      <style:text-properties officeooo:rsid="00785b62"/>
    </style:style>
    <style:style style:name="T146" style:family="text">
      <style:text-properties officeooo:rsid="0079b4fd"/>
    </style:style>
    <style:style style:name="T147" style:family="text">
      <style:text-properties officeooo:rsid="007b6063"/>
    </style:style>
    <style:style style:name="T148" style:family="text">
      <style:text-properties officeooo:rsid="008dd285"/>
    </style:style>
    <style:style style:name="T149" style:family="text">
      <style:text-properties officeooo:rsid="008f6f4a"/>
    </style:style>
    <style:style style:name="T150" style:family="text">
      <style:text-properties officeooo:rsid="0090b7ab"/>
    </style:style>
    <style:style style:name="T151" style:family="text">
      <style:text-properties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thereum Virtual Machine</text:p>
      <text:p text:style-name="P1"/>
      <text:p text:style-name="P3"><text:span text:style-name="T3">Normally, when writing some software you need a programming language, such as C++ for example. Your CPU does not understand C++. </text:span><text:span text:style-name="T4">The compiler(which is a program) on your machine take</text:span><text:span text:style-name="T20">s</text:span><text:span text:style-name="T4"> the C++ code and translates it to </text:span><text:span text:style-name="T84">bytecode</text:span><text:span text:style-name="T4"> and then makes is available to your CPU. </text:span><text:span text:style-name="T5">After that, the CPU will be able to execute your code.</text:span></text:p>
      <text:p text:style-name="P27"/>
      <text:p text:style-name="P10"><text:span text:style-name="T8">E</text:span><text:span text:style-name="T2">VM is part of a program called </text:span><text:span text:style-name="T83">Geth</text:span><text:span text:style-name="T2"> (Go Ethereum). </text:span><text:span text:style-name="T9">Geth is an implementation of </text:span><text:span text:style-name="T86">Ethereum protocol</text:span><text:span text:style-name="T10">. </text:span><text:span text:style-name="T11">It is a piece of software that you can run on your own machine </text:span><text:span text:style-name="T12">and as a result, by running Geth, you run EVM on your machine. </text:span><text:span text:style-name="T13">When you run the Geth, you are part of the Ethereum network.</text:span></text:p>
      <text:p text:style-name="P28"/>
      <text:p text:style-name="P5"><text:span text:style-name="T7">An </text:span><text:span text:style-name="T85">EVM</text:span><text:span text:style-name="T7"> acts like a CPU and executes bytecode of smart contracts, but it is not a piece of hardware as a real CPU is. EVM is virtual.</text:span><text:span text:style-name="T6"> </text:span><text:span text:style-name="T8">You can go to an electronics store and buy a CPU, PAM, MOUSE, whatever but you can not buy a</text:span><text:span text:style-name="T20">n EVM</text:span><text:span text:style-name="T8">.</text:span></text:p>
      <text:p text:style-name="P29"/>
      <text:p text:style-name="P11"><text:span text:style-name="T127">E</text:span><text:span text:style-name="T126">thereum Network</text:span><text:span text:style-name="T2"> is a bunch of nodes(machines </text:span><text:span text:style-name="T14">with any OS</text:span><text:span text:style-name="T2">) that run Geth.</text:span></text:p>
      <text:p text:style-name="P30"/>
      <text:p text:style-name="P4"><text:span text:style-name="T128">State</text:span><text:span text:style-name="T17"> of blockchain is the current state of all accounts</text:span><text:span text:style-name="T15">(external accounts or contracts)</text:span><text:span text:style-name="T17"> in blockchain. Every node participating in </text:span><text:span text:style-name="T16">ethereum network</text:span><text:span text:style-name="T17">, keeps track of blockchain’s state. </text:span><text:span text:style-name="T18">When somebody does a transaction and runs a smart contract(for transferring <text:s/>ownership of NFT or some assets for example), the state of blockchain changes </text:span><text:span text:style-name="T19">and every single node is able to keep track of these changes.(through a decentralized database)</text:span></text:p>
      <text:p text:style-name="P31"/>
      <text:p text:style-name="P6"><text:span text:style-name="T129">B</text:span><text:span text:style-name="T130">lockchain</text:span><text:span text:style-name="T22"> describes the </text:span><text:span text:style-name="T21">rules</text:span><text:span text:style-name="T22"> how data is stored into database. First, </text:span><text:span text:style-name="T21">everything is transparent in blockchain</text:span><text:span text:style-name="T22"> and everybody is able to keep track of all changes </text:span><text:span text:style-name="T21">at anytime. In other words, as a user you access the whole database </text:span><text:span text:style-name="T25">in the form of a synchronized ledger</text:span><text:span text:style-name="T22">. Second, everyone can validate </text:span><text:span text:style-name="T25">a</text:span><text:span text:style-name="T22"> transaction. </text:span><text:span text:style-name="T21">The whole system</text:span><text:span text:style-name="T22"> is decentralized and there is no need to a trusted third party </text:span><text:span text:style-name="T29">but instead, you can do all transactions using your private key </text:span><text:span text:style-name="T30">(the public key is your address on network)</text:span></text:p>
      <text:p text:style-name="P32"/>
      <text:p text:style-name="P7"><text:span text:style-name="T22">W</text:span><text:span text:style-name="T23">hat a </text:span><text:span text:style-name="T131">miner</text:span><text:span text:style-name="T97">(which is a normal node on ethereum network)</text:span><text:span text:style-name="T23"> does in a network is validation of transactions </text:span><text:span text:style-name="T26">and as a result, takes a role in synchronizing the ledger</text:span><text:span text:style-name="T23">. Suppose a node wants to transfer 5 $ to another node. This transfer won’t be added to the ledger until it is entirely validated. Validation has two parts. First a miner checks the account to see if there is enough money </text:span><text:span text:style-name="T24">which can be done fast and easily </text:span><text:span text:style-name="T27">as the ledger is open</text:span><text:span text:style-name="T23">. </text:span><text:span text:style-name="T24">Secondly, the miner </text:span><text:span text:style-name="T28">needs to find a special key </text:span><text:span text:style-name="T31">that will enable him/her </text:span><text:span text:style-name="T36">to unlock this transaction and add it to the ledger</text:span><text:span text:style-name="T31">. </text:span><text:span text:style-name="T32">The way a miner searches the key is by guessing the characters randomly. So, it consumes heavy computations and time </text:span><text:span text:style-name="T33">to finally find a string which solves the random puzzle</text:span><text:span text:style-name="T36">(</text:span><text:span text:style-name="T33">which is evaluation </text:span><text:span text:style-name="T36">of </text:span><text:span text:style-name="T33">a <text:s/>transaction</text:span><text:span text:style-name="T36">)</text:span><text:span text:style-name="T33">. </text:span><text:span text:style-name="T35">Now, the transaction is added to the ledger. </text:span><text:span text:style-name="T23">T</text:span><text:span text:style-name="T34">he first miner who finished the evaluation process, will be rewarded by some amount of </text:span><text:span text:style-name="T49">ether currency</text:span><text:span text:style-name="T34">. </text:span></text:p>
      <text:p text:style-name="P33">That is how the ledger is synchronized on the network.</text:p>
      <text:p text:style-name="P33"/>
      <text:p text:style-name="P8"><text:span text:style-name="T35">E</text:span><text:span text:style-name="T38">ach </text:span><text:span text:style-name="T132">block</text:span><text:span text:style-name="T38"> in blockchain contains data</text:span><text:span text:style-name="T37">(sender of transaction, receiver of transaction, amount of coins )</text:span><text:span text:style-name="T38">, the hash of the block</text:span><text:span text:style-name="T39">(unique just like a fingerprint)</text:span><text:span text:style-name="T38"> and the hash of previous blocks. </text:span><text:span text:style-name="T40">When a change happens in a block, its hash changes, not edited which means nothing can be altered inside blockchain but instead a new version of it is generated. That’s why hashed are very useful when you want to keep track of changes.</text:span></text:p>
      <text:p text:style-name="P34"/>
      <text:p text:style-name="P9"><text:span text:style-name="T43">Changing a single block will make all following blocks invalid and using hashes are not enough to prevent tampering. </text:span><text:span text:style-name="T41">You need to </text:span><text:span text:style-name="T42">re</text:span><text:span text:style-name="T41">calculate all the hashes of other blocks </text:span><text:span text:style-name="T42">to make your blockchain valid again</text:span><text:span text:style-name="T41">. </text:span><text:span text:style-name="T133">P</text:span><text:span text:style-name="T134">roof of work</text:span><text:span text:style-name="T43"> is a mechanism that slows down the creation of new blocks. </text:span><text:span text:style-name="T44">In bitcoin case, it takes about 10 minutes to calculate the required proof-of-work and add a new block to the chain. </text:span><text:span text:style-name="T45">So, the security of a blockchain comes from its hashing and the proof-of-work mechanism.</text:span></text:p>
      <text:p text:style-name="P14"><text:soft-page-break/><text:span text:style-name="T135">G</text:span><text:span text:style-name="T1">enesis block </text:span><text:span text:style-name="T96">is the first block in block chain with zeros hash.</text:span></text:p>
      <text:p text:style-name="P51"/>
      <text:p text:style-name="P56"><text:span text:style-name="T147">How to </text:span><text:span text:style-name="T146">install a private ethereum instance with Geth on linux</text:span><text:span text:style-name="T145"> </text:span></text:p>
      <text:p text:style-name="P13"><text:span text:style-name="T135">G</text:span><text:span text:style-name="T1">eth</text:span></text:p>
      <text:p text:style-name="P12"><text:a xlink:type="simple" xlink:href="https://www.youtube.com/watch?v=yj4yW_rnNx4" text:style-name="Internet_20_link" text:visited-style-name="Visited_20_Internet_20_Link"><text:span text:style-name="T140">https://www.youtube.com/watch?v=yj4yW_rnNx4</text:span></text:a></text:p>
      <text:p text:style-name="P12"><text:span text:style-name="T2">It is the CLI or Command Line Interface </text:span><text:span text:style-name="T46">for running a full Ethereum node. </text:span><text:span text:style-name="T47">It is written in Go language but against other CLI (like linux terminal or windows cmd) it does not require its users to have proficiency in Go. </text:span><text:span text:style-name="T48">Is is free to download and install and supports most major operating systems.</text:span></text:p>
      <text:p text:style-name="P15"><text:span text:style-name="T48">3 </text:span><text:span text:style-name="T2">use cases of Geth:</text:span></text:p>
      <text:p text:style-name="P15"><text:span text:style-name="T2">1. </text:span><text:span text:style-name="T48">G</text:span><text:span text:style-name="T2">eth is used to mine. In other words it is used to creates blocks that are published to the Ethereum blockchain.</text:span></text:p>
      <text:p text:style-name="P35">2. Geth is used to create and manage Ethereum accounts. Accounts can <text:s/>store ether. Geth also lets you transfer ether between accounts. This transfer of ether between accounts is known as a transaction.</text:p>
      <text:p text:style-name="P36">3. lastly, Geth is used to create contracts</text:p>
      <text:p text:style-name="P37">To build a smart contract using Geth:</text:p>
      <text:p text:style-name="P16"><text:span text:style-name="T50">1. Download and install Geth :</text:span><text:span text:style-name="T142"> </text:span><text:a xlink:type="simple" xlink:href="https://geth.ethereum.org/downloads/" text:style-name="Internet_20_link" text:visited-style-name="Visited_20_Internet_20_Link">https://geth.ethereum.org/downloads/</text:a></text:p>
      <text:p text:style-name="P17"><text:span text:style-name="T50">2. </text:span><text:span text:style-name="T51">choose the version of windows or linux you use</text:span></text:p>
      <text:p text:style-name="P38">There is some guideline to help you for the rest. Download it from here:</text:p>
      <text:p text:style-name="P18"><text:a xlink:type="simple" xlink:href="https://github.com/turboprep/geth-tutorial" text:style-name="Internet_20_link" text:visited-style-name="Visited_20_Internet_20_Link"><text:span text:style-name="T141">https://github.com/turboprep/geth-tutorial</text:span></text:a></text:p>
      <text:p text:style-name="P38"/>
      <text:p text:style-name="P19"><text:span text:style-name="T53">After downloading the folder, o</text:span><text:span text:style-name="T2">pen Ubuntu terminal </text:span><text:span text:style-name="T53">and change directory to the geth folder/nugget1. We want to </text:span><text:span text:style-name="T87">create a private blockchain</text:span><text:span text:style-name="T53">, so first we </text:span><text:span text:style-name="T87">initialize</text:span><text:span text:style-name="T53"> it with the command <text:s/>&lt;&lt; </text:span><text:span text:style-name="T99">genesis</text:span><text:span text:style-name="T53"> &gt;&gt;. </text:span></text:p>
      <text:p text:style-name="P39"/>
      <text:p text:style-name="P20"><text:span text:style-name="T2">Now that the blockchain is initialized, lets </text:span><text:span text:style-name="T83">create</text:span><text:span text:style-name="T2"> our first </text:span><text:span text:style-name="T83">account</text:span><text:span text:style-name="T2">. </text:span><text:span text:style-name="T54">You need a programming language console in which you can create a smart contract. Geth provides a </text:span><text:span text:style-name="T88">JavaScript console</text:span><text:span text:style-name="T54"> for this purpose. You can open this console by simply typing &lt;&lt;</text:span><text:span text:style-name="T100">console</text:span><text:span text:style-name="T54">&gt;&gt;. (similar to &lt;&lt;python3 &gt;&gt; for opening python console in terminal)</text:span></text:p>
      <text:p text:style-name="P40"/>
      <text:p text:style-name="P21"><text:span text:style-name="T54">o</text:span><text:span text:style-name="T2">nce the console is up and running type &lt;&lt;</text:span><text:span text:style-name="T98">personal.newAccount()</text:span><text:span text:style-name="T2">&gt;&gt; to create your first account.</text:span></text:p>
      <text:p text:style-name="P41"/>
      <text:p text:style-name="P22"><text:span text:style-name="T2">Then you are asked to provide a </text:span><text:span text:style-name="T83">password</text:span><text:span text:style-name="T2">.</text:span></text:p>
      <text:p text:style-name="P42"/>
      <text:p text:style-name="P23"><text:span text:style-name="T2">After that, Geth responds with a long hex string that represent your </text:span><text:span text:style-name="T83">account’s address</text:span><text:span text:style-name="T2">:</text:span></text:p>
      <text:p text:style-name="P43">“0xghgjrr7hrt89nsrtg687dt8kththt656gn666fgngngn56asdddfb65d6656dg”</text:p>
      <text:p text:style-name="P43"/>
      <text:p text:style-name="P44">Congratulations</text:p>
      <text:p text:style-name="P44">You first account is created successfully.</text:p>
      <text:p text:style-name="P44"/>
      <text:p text:style-name="P24"><text:a xlink:type="simple" xlink:href="https://ropsten.etherscan.io/" text:style-name="Internet_20_link" text:visited-style-name="Visited_20_Internet_20_Link"><text:span text:style-name="T143">https://ropsten.etherscan.io/</text:span></text:a></text:p>
      <text:p text:style-name="P2"><text:span text:style-name="T136">on the above website you can keep track of block chain news </text:span><text:span text:style-name="T137">e.g. how many block are created up until now and at what time the last one has been created.</text:span></text:p>
      <text:p text:style-name="P45"/>
      <text:p text:style-name="P2"><text:span text:style-name="T138">After downloading Geth, run &lt;&lt;</text:span><text:span text:style-name="T139">geth version</text:span><text:span text:style-name="T138"> &gt;&gt; on terminal.</text:span></text:p>
      <text:p text:style-name="P25"><text:span text:style-name="T55">To start Geth, you must download the whole blockchain on your computer. So type &lt;&lt;</text:span><text:span text:style-name="T101">geth –testnet –fast</text:span><text:span text:style-name="T55">&gt;&gt; on your command line.</text:span></text:p>
      <text:p text:style-name="P46"/>
      <text:p text:style-name="P46"/>
      <text:p text:style-name="P47"><text:span text:style-name="T2"/></text:p>
      <text:p text:style-name="P44"/>
      <text:p text:style-name="P17"><text:span text:style-name="T52"><text:s/></text:span><text:span text:style-name="T50"><text:s/></text:span><text:span text:style-name="T2"><text:s/></text:span></text:p>
      <text:p text:style-name="P17"><text:span text:style-name="T2"/></text:p>
      <text:p text:style-name="P142"><text:soft-page-break/><text:line-break/><text:span text:style-name="T144">Setup a private Ethereum node on Linux</text:span><text:line-break/></text:p>
      <text:p text:style-name="P53"><text:a xlink:type="simple" xlink:href="https://www.youtube.com/watch?v=A5V2jdLi5mI" text:style-name="Internet_20_link" text:visited-style-name="Visited_20_Internet_20_Link"><text:span text:style-name="T56">https://www.youtube.com/watch?v=A5V2jdLi5mI</text:span></text:a></text:p>
      <text:p text:style-name="P53"><text:span text:style-name="T56"/></text:p>
      <text:p text:style-name="P53"><text:span text:style-name="T56">Y</text:span><text:span text:style-name="T2">ou need to install </text:span><text:span text:style-name="T89">Truffle</text:span><text:span text:style-name="T2"> and </text:span><text:span text:style-name="T89">Ganache</text:span><text:span text:style-name="T2"> that can easily emulate an ethereum node for development purposes.</text:span></text:p>
      <text:p text:style-name="P53"><text:span text:style-name="T2"/></text:p>
      <text:p text:style-name="P55"><text:span text:style-name="T2">While these fake ethereum nodes are an easy way to test your application, you have to keep in mind that they are just emulators: </text:span><text:span text:style-name="T57">They provide the same interface as an ethereum node deployed in the public ethereum network, but internally they work completely differently. If you want to ensure that your contract will run properly on the main network, it is </text:span><text:span text:style-name="T58">highly recommended to test it with a full ethereum node.</text:span></text:p>
      <text:p text:style-name="P55"><text:span text:style-name="T58"/></text:p>
      <text:p text:style-name="P55"><text:span text:style-name="T59">We </text:span><text:span text:style-name="T90">install a private ethereum instance</text:span><text:span text:style-name="T59"> with </text:span><text:span text:style-name="T90">Geth</text:span><text:span text:style-name="T59"> on linux.</text:span><text:span text:style-name="T57"> </text:span></text:p>
      <text:p text:style-name="P55"><text:span text:style-name="T57"/></text:p>
      <table:table table:name="Table1" table:style-name="Table1">
        <table:table-column table:style-name="Table1.A"/>
        <table:table-row table:style-name="TableLine94325669061984">
          <table:table-cell table:style-name="Table1.A1" office:value-type="string">
            <text:p text:style-name="P140">Each ethereum node == An instance of blockchain</text:p>
          </table:table-cell>
        </table:table-row>
      </table:table>
      <text:p text:style-name="P55"><text:span text:style-name="T57"/></text:p>
      <table:table table:name="Table2" table:style-name="Table2">
        <table:table-column table:style-name="Table2.A"/>
        <table:table-row table:style-name="TableLine94325668167104">
          <table:table-cell table:style-name="Table2.A1" office:value-type="string">
            <text:p text:style-name="P140">First create the genesis block, then initialize the instance</text:p>
          </table:table-cell>
        </table:table-row>
      </table:table>
      <text:p text:style-name="P55"><text:span text:style-name="T57"/></text:p>
      <text:p text:style-name="P55"><text:span text:style-name="T57"/></text:p>
      <text:p text:style-name="P57"><text:span text:style-name="T57">L</text:span><text:span text:style-name="T2">et’s </text:span><text:span text:style-name="T81">get </text:span><text:span text:style-name="T2">start</text:span><text:span text:style-name="T81">ed</text:span><text:span text:style-name="T2">:</text:span></text:p>
      <text:p text:style-name="P57"><text:span text:style-name="T2">1. create a home directory from linux terminal </text:span><text:span text:style-name="T60">and then cd to this destination:</text:span></text:p>
      <text:p text:style-name="P58"><text:span text:style-name="T2">mkdir -p ChainSkills/private</text:span></text:p>
      <text:p text:style-name="P58"><text:span text:style-name="T2"/></text:p>
      <text:p text:style-name="P75"><text:span text:style-name="T2">2. </text:span><text:span text:style-name="T61">We need to create the genesis block</text:span><text:span text:style-name="T62">(always check your </text:span><text:span text:style-name="T91">Geth version</text:span><text:span text:style-name="T62"> to avoid conflicts). </text:span><text:span text:style-name="T63">To ensure the genesis block is compliant with my version of Geth, I create it using a tool called </text:span><text:span text:style-name="T92">Puppeth.</text:span></text:p>
      <text:p text:style-name="P76"><text:span text:style-name="T2">Puppeth is a command line tool installed parallel with Geth. </text:span><text:span text:style-name="T64">Make sure you are still on the above path. And start Puppeth</text:span></text:p>
      <text:p text:style-name="P59"><text:span text:style-name="T2">puppeth</text:span></text:p>
      <text:p text:style-name="P54"><text:span text:style-name="T2"/></text:p>
      <text:p text:style-name="P102"><text:span text:style-name="T2">You are asked a name for your network or administer:</text:span></text:p>
      <text:p text:style-name="P60"><text:span text:style-name="T2">ChainSkills</text:span></text:p>
      <text:p text:style-name="P102"><text:span text:style-name="T2"/></text:p>
      <text:p text:style-name="P102"><text:span text:style-name="T65">you are provided with a list of commands. Choose:</text:span></text:p>
      <text:p text:style-name="P61"><text:span text:style-name="T2">Configure new genesis</text:span></text:p>
      <text:p text:style-name="P61"><text:span text:style-name="T2"/></text:p>
      <text:p text:style-name="P77"><text:span text:style-name="T2">You are asked to choose a consensus engine. Choose:</text:span></text:p>
      <text:p text:style-name="P62"><text:span text:style-name="T2">Ethash</text:span></text:p>
      <text:p text:style-name="P62"><text:span text:style-name="T2"/></text:p>
      <text:p text:style-name="P77"><text:span text:style-name="T66">next question: which accounts should be pre-funded? As the answer is None, so just type:</text:span></text:p>
      <text:p text:style-name="P63"><text:span text:style-name="T2">ox</text:span></text:p>
      <text:p text:style-name="P63"><text:span text:style-name="T2"/></text:p>
      <text:p text:style-name="P98"><text:span text:style-name="T102">next question: Specify your chain/network ID if you want an explicit one. </text:span><text:span text:style-name="T103">There are some network identifier as follows:</text:span></text:p>
      <text:p text:style-name="P103"><text:span text:style-name="T136">1. Main Net</text:span></text:p>
      <text:p text:style-name="P78"><text:span text:style-name="T2">2.Modern Test Net(obsolete)</text:span></text:p>
      <text:p text:style-name="P78"><text:span text:style-name="T2">3.Ropsten Test Net</text:span></text:p>
      <text:p text:style-name="P78"><text:span text:style-name="T2">4.Rinkeby test net</text:span></text:p>
      <text:p text:style-name="P78"><text:span text:style-name="T2">42. Koven Test Net(Parity)</text:span></text:p>
      <text:p text:style-name="P78"><text:span text:style-name="T2"/></text:p>
      <table:table table:name="Table3" table:style-name="Table3">
        <table:table-column table:style-name="Table3.A"/>
        <table:table-row table:style-name="TableLine94325668134128">
          <table:table-cell table:style-name="Table3.A1" office:value-type="string">
            <text:p text:style-name="P141">Ethereum test network<text:span text:style-name="T148">s</text:span> allow for blockchain development testing before deployment on Main net; the main Ethereum network;. <text:span text:style-name="T150">With the difference that s</text:span><text:span text:style-name="T149">ome of them use Proof-of-</text:span><text:soft-page-break/><text:span text:style-name="T149">Work consensus algorithm and some use Proof-of-Authority consensus algorithm.</text:span></text:p>
          </table:table-cell>
        </table:table-row>
      </table:table>
      <text:p text:style-name="P78"><text:span text:style-name="T2"/></text:p>
      <text:p text:style-name="P79"><text:span text:style-name="T2"/></text:p>
      <text:p text:style-name="P79"><text:span text:style-name="T2">as we use network ID 4224, so you can type:</text:span></text:p>
      <text:p text:style-name="P105"><text:span text:style-name="T2">4224</text:span></text:p>
      <text:p text:style-name="P80"><text:span text:style-name="T2"/></text:p>
      <text:p text:style-name="P99"><text:span text:style-name="T105">answer all questions …</text:span></text:p>
      <text:p text:style-name="P99"><text:span text:style-name="T105"/></text:p>
      <text:p text:style-name="P99"><text:span text:style-name="T105"/></text:p>
      <text:p text:style-name="P108"><text:span text:style-name="T105">3. </text:span><text:span text:style-name="T104">hold</text:span><text:span text:style-name="T105"> </text:span><text:span text:style-name="T104">ctrl+c and come out of puppeth environment. </text:span><text:span text:style-name="T106">If you now do </text:span><text:span text:style-name="T112">ls</text:span><text:span text:style-name="T106"> to see the contents of this directory:</text:span></text:p>
      <text:p text:style-name="P109"><text:span text:style-name="T104">ChainSkills.json</text:span></text:p>
      <text:p text:style-name="P109"><text:span text:style-name="T104"/></text:p>
      <text:p text:style-name="P110"><text:span text:style-name="T104">4. open the file in atom:</text:span></text:p>
      <text:p text:style-name="P106"><text:span text:style-name="T2">atom </text:span><text:span text:style-name="T67">ChainSkills.json</text:span></text:p>
      <text:p text:style-name="P107"><text:span text:style-name="T67"/></text:p>
      <text:p text:style-name="P81"><text:span text:style-name="T93">c</text:span><text:span text:style-name="T83">onfig</text:span><text:span text:style-name="T2"> section specify </text:span><text:span text:style-name="T83">parameters</text:span><text:span text:style-name="T2"> of the chain</text:span></text:p>
      <text:p text:style-name="P81"><text:span text:style-name="T2"/></text:p>
      <text:p text:style-name="P82"><text:span text:style-name="T2">5. close atom. </text:span><text:span text:style-name="T68">Now its time to </text:span><text:span text:style-name="T95">initialize</text:span><text:span text:style-name="T68"> the code with </text:span><text:span text:style-name="T95">genesis</text:span><text:span text:style-name="T68"> block. </text:span><text:span text:style-name="T2">In terminal:</text:span></text:p>
      <text:p text:style-name="P64"><text:span text:style-name="T2">geth –datadir . init ChainSkills.json</text:span></text:p>
      <text:p text:style-name="P64"><text:span text:style-name="T2"/></text:p>
      <text:p text:style-name="P83"><text:span text:style-name="T2">So, the </text:span><text:span text:style-name="T83">database</text:span><text:span text:style-name="T2"> will be under “ChainSkills/private/geth/chaindata”</text:span></text:p>
      <text:p text:style-name="P65"><text:span text:style-name="T2"/></text:p>
      <text:p text:style-name="P84"><text:span text:style-name="T2">6. do </text:span><text:span text:style-name="T83">ls</text:span><text:span text:style-name="T2"> to check the added contents of this directory:</text:span></text:p>
      <text:p text:style-name="P66"><text:span text:style-name="T2"/></text:p>
      <text:p text:style-name="P84"><text:span text:style-name="T2">ChainSkills.json <text:s text:c="2"/>geth <text:s text:c="2"/>keystore</text:span></text:p>
      <text:p text:style-name="P84"><text:span text:style-name="T2"/></text:p>
      <text:p text:style-name="P85"><text:span text:style-name="T2">keystore contains our accounts</text:span></text:p>
      <text:p text:style-name="P81"><text:span text:style-name="T2"/></text:p>
      <text:p text:style-name="P84"><text:span text:style-name="T2">7. </text:span><text:span text:style-name="T69">now we start to create 3 accounts:</text:span></text:p>
      <text:p text:style-name="P86"><text:span text:style-name="T2">the first will receive mining rewards, and the other 2 accounts will act as the buyer and/or the seller in the chainlist decentralized application that we will build later.</text:span></text:p>
      <text:p text:style-name="P87"><text:span text:style-name="T2">To create a new account:</text:span></text:p>
      <text:p text:style-name="P67"><text:span text:style-name="T2">get --datadir . </text:span><text:span text:style-name="T71">a</text:span><text:span text:style-name="T2">ccount new</text:span></text:p>
      <text:p text:style-name="P67"><text:span text:style-name="T2"/></text:p>
      <text:p text:style-name="P88"><text:span text:style-name="T2">8. choose a password </text:span><text:span text:style-name="T72">and enter</text:span></text:p>
      <text:p text:style-name="P88"><text:span text:style-name="T72"/></text:p>
      <text:p text:style-name="P89"><text:span text:style-name="T2">9. to create the second and the third account:</text:span></text:p>
      <text:p text:style-name="P68"><text:span text:style-name="T2">get --datadir . </text:span><text:span text:style-name="T71">a</text:span><text:span text:style-name="T2">ccount new</text:span></text:p>
      <text:p text:style-name="P68"><text:span text:style-name="T2"/></text:p>
      <text:p text:style-name="P100"><text:span text:style-name="T107">each account has a unique address,</text:span></text:p>
      <text:p text:style-name="P111"><text:span text:style-name="T104">The private keys of this accounts are saved in </text:span><text:span text:style-name="T108">keystore </text:span><text:span text:style-name="T104">folder.</text:span></text:p>
      <text:p text:style-name="P111"><text:span text:style-name="T104"/></text:p>
      <text:p text:style-name="P69"><text:span text:style-name="T2">ls keystore/</text:span></text:p>
      <text:p text:style-name="P69"><text:span text:style-name="T2"/></text:p>
      <text:p text:style-name="P90"><text:span text:style-name="T2">To list these accounts and get the respective position:</text:span></text:p>
      <text:p text:style-name="P70"><text:span text:style-name="T70">get --datadir . </text:span><text:span text:style-name="T71">a</text:span><text:span text:style-name="T70">ccount </text:span><text:span text:style-name="T73">list</text:span></text:p>
      <text:p text:style-name="P70"><text:span text:style-name="T74"/></text:p>
      <text:p text:style-name="P91"><text:span text:style-name="T2">Note that by default, the first account, the one with index zero, is the one that will receive all the mining rewards when we start mining.</text:span></text:p>
      <text:p text:style-name="P91"><text:span text:style-name="T2"/></text:p>
      <text:p text:style-name="P92"><text:span text:style-name="T2"/></text:p>
      <text:p text:style-name="P92"><text:span text:style-name="T2"/></text:p>
      <text:p text:style-name="P92"><text:soft-page-break/><text:span text:style-name="T2">10. </text:span><text:span text:style-name="T83">To start the private node and mine blocks</text:span><text:span text:style-name="T2">, we create scripts and define all the required parameters to let us interact </text:span><text:span text:style-name="T75">with our private node.</text:span></text:p>
      <text:p text:style-name="P92"><text:span text:style-name="T76"/></text:p>
      <text:p text:style-name="P71"><text:span text:style-name="T2">atom startnode.sh</text:span></text:p>
      <text:p text:style-name="P71"><text:span text:style-name="T2"/></text:p>
      <text:p text:style-name="P93"><text:span text:style-name="T2">11. after completing startnode.sh, make executable:</text:span></text:p>
      <text:p text:style-name="P72"><text:span text:style-name="T2">chmod +x startnode.sh</text:span></text:p>
      <text:p text:style-name="P72"><text:span text:style-name="T2"/></text:p>
      <text:p text:style-name="P112"><text:span text:style-name="T2">12. </text:span><text:span text:style-name="T77">run the bash file:</text:span></text:p>
      <text:p text:style-name="P72"><text:span text:style-name="T77">./startnode.sh</text:span></text:p>
      <text:p text:style-name="P72"><text:span text:style-name="T77"/></text:p>
      <text:p text:style-name="P94"><text:span text:style-name="T77">i</text:span><text:span text:style-name="T2">t generate DAG(directed ascyclic graph) and it may take a few hours.</text:span></text:p>
      <text:p text:style-name="P95"><text:span text:style-name="T2">You must wait until the percentage reaches 100 and epoch0 gets completed. Then, epoch 1 will start(we had two threads). </text:span></text:p>
      <text:p text:style-name="P95"><text:span text:style-name="T2">When epoch 1 is finished, the mining procedure will start </text:span><text:span text:style-name="T78">and after that it finished, mining will start.</text:span></text:p>
      <text:p text:style-name="P95"><text:span text:style-name="T78"/></text:p>
      <text:p text:style-name="P96"><text:span text:style-name="T2">13. to attach Geth console </text:span><text:span text:style-name="T82">to</text:span><text:span text:style-name="T2"> our running node </text:span><text:span text:style-name="T79">so that we can connect to our node</text:span><text:span text:style-name="T80">(this is a </text:span><text:span text:style-name="T94">JavaScript</text:span><text:span text:style-name="T80"> </text:span><text:span text:style-name="T94">console</text:span><text:span text:style-name="T80">):</text:span></text:p>
      <text:p text:style-name="P97"><text:span text:style-name="T80">o</text:span><text:span text:style-name="T2">pen a new terminal window(you are in the </text:span><text:span text:style-name="T83">home directory</text:span><text:span text:style-name="T2">)</text:span></text:p>
      <text:p text:style-name="P73"><text:span text:style-name="T2">geth attach</text:span></text:p>
      <text:p text:style-name="P73"><text:span text:style-name="T2"/></text:p>
      <text:p text:style-name="P113"><text:span text:style-name="T117">14. some commands of this JavaScript console:</text:span></text:p>
      <text:p text:style-name="P113"><text:span text:style-name="T117">To list the accounts registered on this node</text:span></text:p>
      <text:p text:style-name="P126"><text:span text:style-name="T117">eth.accounts</text:span></text:p>
      <text:p text:style-name="P113"><text:span text:style-name="T117"/></text:p>
      <text:p text:style-name="P114"><text:span text:style-name="T117">gives us the first account, </text:span><text:span text:style-name="T118">the one that is receiving mining rewards</text:span></text:p>
      <text:p text:style-name="P127"><text:span text:style-name="T117">eth.coinbase</text:span></text:p>
      <text:p text:style-name="P127"><text:span text:style-name="T117"/></text:p>
      <text:p text:style-name="P115"><text:span text:style-name="T117">query the balance of the account</text:span><text:span text:style-name="T119">(it is in wei unit, 1 wei = 10**-18 ether)</text:span></text:p>
      <text:p text:style-name="P128"><text:span text:style-name="T117">eth.getBalance(eth.coinbase)</text:span></text:p>
      <text:p text:style-name="P116"><text:span text:style-name="T117">144000000000000000000</text:span></text:p>
      <text:p text:style-name="P128"><text:span text:style-name="T117"/></text:p>
      <text:p text:style-name="P116"><text:span text:style-name="T117">to convert it to “wei” from “ether”:</text:span></text:p>
      <text:p text:style-name="P129"><text:span text:style-name="T117">web3.fromwei(</text:span><text:span text:style-name="T120">eth.getBalance(eth.coinbase), “</text:span><text:span text:style-name="T121">ether</text:span><text:span text:style-name="T120">”</text:span><text:span text:style-name="T117">)</text:span></text:p>
      <text:p text:style-name="P116"><text:span text:style-name="T117">147</text:span></text:p>
      <text:p text:style-name="P116"><text:span text:style-name="T117"/></text:p>
      <text:p text:style-name="P130"><text:span text:style-name="T117">web3.fromwei(</text:span><text:span text:style-name="T120">eth.getBalance(eth.</text:span><text:span text:style-name="T121">accounts[1]</text:span><text:span text:style-name="T120">), “</text:span><text:span text:style-name="T121">ether</text:span><text:span text:style-name="T120">”</text:span><text:span text:style-name="T117">)</text:span></text:p>
      <text:p text:style-name="P117"><text:span text:style-name="T117">0</text:span></text:p>
      <text:p text:style-name="P131"><text:span text:style-name="T117">web3.fromwei(</text:span><text:span text:style-name="T120">eth.getBalance(eth.</text:span><text:span text:style-name="T121">accounts[</text:span><text:span text:style-name="T122">2</text:span><text:span text:style-name="T121">]</text:span><text:span text:style-name="T120">), “</text:span><text:span text:style-name="T121">ether</text:span><text:span text:style-name="T120">”</text:span><text:span text:style-name="T117">)</text:span></text:p>
      <text:p text:style-name="P118"><text:span text:style-name="T117">0</text:span></text:p>
      <text:p text:style-name="P133"><text:span text:style-name="T117"/></text:p>
      <text:p text:style-name="P119"><text:span text:style-name="T117">to stop the mining process:</text:span></text:p>
      <text:p text:style-name="P134"><text:span text:style-name="T117">miner.stop()</text:span></text:p>
      <text:p text:style-name="P121"><text:span text:style-name="T117">true</text:span></text:p>
      <text:p text:style-name="P121"><text:span text:style-name="T117"/></text:p>
      <text:p text:style-name="P101"><text:span text:style-name="T109">to </text:span><text:span text:style-name="T110">start</text:span><text:span text:style-name="T109"> the mining process, </text:span><text:span text:style-name="T111">with thread 2</text:span><text:span text:style-name="T109">:</text:span></text:p>
      <text:p text:style-name="P101"><text:span text:style-name="T113">miner.</text:span><text:span text:style-name="T114">start</text:span><text:span text:style-name="T113">(</text:span><text:span text:style-name="T115">2</text:span><text:span text:style-name="T113">)</text:span></text:p>
      <text:p text:style-name="P48">null</text:p>
      <text:p text:style-name="P48"/>
      <text:p text:style-name="P49">to get the chain ID, network identifier:</text:p>
      <text:p text:style-name="P50">net.version</text:p>
      <text:p text:style-name="P49">4224</text:p>
      <text:p text:style-name="P135"><text:span text:style-name="T117"/></text:p>
      <text:p text:style-name="P135"><text:span text:style-name="T117"/></text:p>
      <text:p text:style-name="P135"><text:soft-page-break/><text:span text:style-name="T117"/></text:p>
      <text:p text:style-name="P122"><text:span text:style-name="T117">each account is corresponded to a private key and this private key is protected with a password, and a duration. For example for 300 seconds unlock the account.</text:span></text:p>
      <text:p text:style-name="P136"><text:span text:style-name="T117">personal_unlockAccount(</text:span><text:span text:style-name="T120">eth.</text:span><text:span text:style-name="T121">accounts[1],”</text:span><text:span text:style-name="T117">pass1234</text:span><text:span text:style-name="T121">”</text:span><text:span text:style-name="T117">, 300)</text:span></text:p>
      <text:p text:style-name="P136"><text:span text:style-name="T117"/></text:p>
      <text:p text:style-name="P136"><text:span text:style-name="T117"/></text:p>
      <text:p text:style-name="P104">Transfer some ethers from the mining account to other two accounts</text:p>
      <text:p text:style-name="P120"><text:span text:style-name="T117"/></text:p>
      <text:p text:style-name="P135"><text:span text:style-name="T117"/></text:p>
      <text:p text:style-name="P123"><text:span text:style-name="T117">you can check the balance of coin base:</text:span></text:p>
      <text:p text:style-name="P132"><text:span text:style-name="T117">web3.fromwei(</text:span><text:span text:style-name="T120">eth.getBalance(eth.coinbase), “</text:span><text:span text:style-name="T121">ether</text:span><text:span text:style-name="T120">”</text:span><text:span text:style-name="T117">)</text:span></text:p>
      <text:p text:style-name="P123"><text:span text:style-name="T117">267 </text:span></text:p>
      <text:p text:style-name="P123"><text:span text:style-name="T117"/></text:p>
      <text:p text:style-name="P123"><text:span text:style-name="T117">we want to transfer 10 wei to account#1 and 10 wei to account#2.</text:span><text:span text:style-name="T123">(in the form of a </text:span><text:span text:style-name="T125">JavaScript</text:span><text:span text:style-name="T123"> object)</text:span></text:p>
      <text:p text:style-name="P138"><text:span text:style-name="T117">eth.sendTransaction({from:eth.coinbase, to:eth.accounts[1],value:web3.toWei(10, “ether”)})</text:span></text:p>
      <text:p text:style-name="P138"><text:span text:style-name="T117"/></text:p>
      <text:p text:style-name="P124"><text:span text:style-name="T117">a hash created immediately after that.</text:span></text:p>
      <text:p text:style-name="P124"><text:span text:style-name="T117">Now you can check the balance of account#1</text:span></text:p>
      <text:p text:style-name="P120"><text:span text:style-name="T117"/></text:p>
      <text:p text:style-name="P135"><text:span text:style-name="T117"/></text:p>
      <text:p text:style-name="P139"><text:span text:style-name="T117">to exit the </text:span><text:span text:style-name="T124">Javascript </text:span><text:span text:style-name="T117">console :</text:span></text:p>
      <text:p text:style-name="P137"><text:span text:style-name="T117">exit</text:span></text:p>
      <text:p text:style-name="P128"><text:span text:style-name="T117"/></text:p>
      <text:p text:style-name="P125"><text:span text:style-name="T117">to stop the terminal in which mining is being done:</text:span></text:p>
      <text:p text:style-name="P125"><text:span text:style-name="T117">ctrl+c</text:span></text:p>
      <text:p text:style-name="P114"><text:span text:style-name="T117"/></text:p>
      <text:p text:style-name="P113"><text:span text:style-name="T117"/></text:p>
      <text:p text:style-name="P74"><text:span text:style-name="T2"/></text:p>
      <text:p text:style-name="P71"><text:span text:style-name="T2"/></text:p>
      <text:p text:style-name="P71"><text:span text:style-name="T2"/></text:p>
      <text:p text:style-name="P71"><text:span text:style-name="T2"/></text:p>
      <text:p text:style-name="P81"><text:span text:style-name="T2"/></text:p>
      <text:p text:style-name="P99"><text:span text:style-name="T10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Roboto" svg:font-family="Roboto, Arial, sans-serif"/>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2T12:17:42.502567267</meta:creation-date>
    <meta:generator>LibreOffice/6.4.7.2$Linux_X86_64 LibreOffice_project/40$Build-2</meta:generator>
    <dc:date>2022-05-13T17:19:36.205890053</dc:date>
    <meta:editing-duration>PT8H45M20S</meta:editing-duration>
    <meta:editing-cycles>178</meta:editing-cycles>
    <meta:document-statistic meta:table-count="3" meta:image-count="0" meta:object-count="0" meta:page-count="6" meta:paragraph-count="143" meta:word-count="1903" meta:character-count="11519" meta:non-whitespace-character-count="9742"/>
  </office:meta>
</office:document-meta>
</file>